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fo:font-style="normal" style:text-underline-style="none" style:font-style-asian="normal" style:font-style-complex="normal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fo:font-style="normal" style:text-underline-style="none" style:font-style-asian="normal" style:font-style-complex="normal"/>
    </style:style>
    <style:style style:name="P5" style:family="paragraph" style:parent-style-name="Standard">
      <style:paragraph-properties fo:break-before="page"/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8. lpp.</text:p>
      <text:p text:style-name="Standard">1 Vakar koza vēlējuos</text:p>
      <text:p text:style-name="Standard">1. Vakar koza vēlējuos(i), kaladū, kaladū, \\ Straujis upis lejiņāi, kalaadū, kaladū.</text:p>
      <text:p text:style-name="Standard">1. Vilceņš sovus zuobaceņus \\ Ruoveņā(i) balynuoja.</text:p>
      <text:p text:style-name="Standard">1. Sorgit goni, sorgit goni, \\ Byus kozai(i) precinīki.</text:p>
      <text:p text:style-name="Standard"/>
      <text:p text:style-name="Standard">39. lpp.</text:p>
      <text:p text:style-name="Standard">1 Leigoj saule, leigoj bite</text:p>
      <text:p text:style-name="Standard">1. Leigoj saule, leigoj bite \\ pa tū lelū teirumeņu.</text:p>
      <text:p text:style-name="Standard">1. Saule sīnu kaļteidama, \\ Bite madu laseidama.</text:p>
      <text:p text:style-name="Standard">1. Saule sīnu izkaļtēja, \\ Bite mada neizlasēja.</text:p>
      <text:p text:style-name="Standard">1. Tū pļaveņu nūpļuovem, \\ Īlaidem(i) rudinī(i).</text:p>
      <text:p text:style-name="Standard">1. Lai leiguoja vasareņa \\ Pa cytom(i) pļaveņom.</text:p>
      <text:p text:style-name="Standard"/>
      <text:p text:style-name="Standard">40. lpp.</text:p>
      <text:p text:style-name="Standard">1 Rūtuodama vīn staiguoju</text:p>
      <text:p text:style-name="Standard">1. Rūtuodama vīn staiguoju, rūtuoj, rūtuoj. \\ Šū garūi vasareņu, rūtuoj, rūtuoj.</text:p>
      <text:p text:style-name="Standard">1. Izrūtoju bruoļam sīvu, \\ Sev diženu oruojeņu.</text:p>
      <text:p text:style-name="Standard">1. <text:span text:style-name="T1">Dzaltoneite pūru bryda, \\ Boltys zečes kuojeņuos.</text:span></text:p>
      <text:p text:style-name="P1">1. Ņem buoleni, met laipeņu, \\ Tei byus tova leigaveņ'.</text:p>
      <text:p text:style-name="P1"/>
      <text:p text:style-name="P1">41. lpp.</text:p>
      <text:p text:style-name="P1">1 Sanuocit(i), Juoņa bārni</text:p>
      <text:p text:style-name="P1">1. Sanuocit(i), Juoņa bārni, leigū, leigū, \\ Sagaiditi Juoņa dīnu, leigū, leigū.</text:p>
      <text:p text:style-name="P1">1. Juoņa dīna napīguoja, \\ Ugunīs(i) vyzādama.</text:p>
      <text:p text:style-name="P1">1. Joneits sovu gūdu slēpe \\ Zam plotuos(i) capureitis.</text:p>
      <text:p text:style-name="P1">1. Kur muoseņas mes slēpsim, \\ Šaurs bej zeiļu vaiņuceņš.</text:p>
      <text:p text:style-name="P1">1. Sasaprūti tu, Juoneiti, \\ Ka es tevi nagribēju.</text:p>
      <text:p text:style-name="P1">1. Dzīsmeņ, tevi apdzīduoju, \\ Volūdom(i) aprunuoju.</text:p>
      <text:p text:style-name="P1">1. Kas vizēja, kas speidēja, \\ Papardeišu kryumeņā.</text:p>
      <text:p text:style-name="P1">1. Juoneišam(i) acis daga \\ Uz meitiņas augumeņa.</text:p>
      <text:p text:style-name="P1"/>
      <text:p text:style-name="P1">42. lpp.</text:p>
      <text:p text:style-name="P1">1 Sit, Juoneiti, vara bungys</text:p>
      <text:p text:style-name="P1">1. Sit, Juoneiti, vara bungas, leigū, leigū. \\ Vuortu stoba galeņāi, leigū, leigū.</text:p>
      <text:p text:style-name="P1">1. Lai sanuoce Juoņa bārni \\ Nu maleņu maleņom.</text:p>
      <text:p text:style-name="P1">1. Lēc, Juoneiti, augstā zyrgā, \\ Apjuoj myusu teirumeņus.</text:p>
      <text:p text:style-name="Standard"><text:span text:style-name="T1">1. </text:span><text:span text:style-name="T2">Izmiņ usnes, izmiņ dadžus, \\ Lai aug teira labeibeņa.</text:span></text:p>
      <text:p text:style-name="P2"/>
      <text:p text:style-name="P2">43. lpp.</text:p>
      <text:p text:style-name="P2">1 Juoņa dīnys gaideidama</text:p>
      <text:p text:style-name="P2">1. Juoņa dīnys gaideidama, leigū, leigū. \\ Sīru sēju ritulī(i), leigū.</text:p>
      <text:p text:style-name="P2">1. Sīru sēju rytulī(i), \\ Olu leju kanneņā(i).</text:p>
      <text:p text:style-name="P2">1. Poša sovu uztabeņu \\ Ar rūzeitem izpuškuoju.</text:p>
      <text:p text:style-name="P2">1. Lai ēd sīru Juoņa bārni, \\ Lai dzer olu dzīduodami.</text:p>
      <text:p text:style-name="P2"/>
      <text:p text:style-name="P2">45. lpp.</text:p>
      <text:p text:style-name="P2">1 Auga, auga rūžeņa</text:p>
      <text:p text:style-name="P2">1. Auga, auga rūžeņa sokonā duorzā. \\ Zam tū rūžu, zam tū rūžu guļ jauna meiteņa.</text:p>
      <text:p text:style-name="P2">1. Ai, meiteņ, ai, meiteņ, tevi muote sauce. \\ Zynu, zynu, prūtu, prūtu, kam mani muote sauce.</text:p>
      <text:p text:style-name="P2">1. Gryb mani muote pi tuo vacuo atdūt. \\ Es tū vacū, es tū vacū moza nagribēju.</text:p>
      <text:p text:style-name="P2">1. Ej, vacīs, ej, vacīs, nazaverīs atpakaļ. \\ Kam tu tai nūītu, kam naatsagrīztūs.</text:p>
      <text:p text:style-name="P2"><text:soft-page-break/></text:p>
      <text:p text:style-name="P2">46. lpp.</text:p>
      <text:p text:style-name="P2">1 Gaismeņa ausa</text:p>
      <text:p text:style-name="P2">1. Gaismeņa ausa, sauleite lēce, \\ oi, agri, agri sauleite lēce, oi, agri, agri, sauleite lēce.</text:p>
      <text:p text:style-name="P2">1. Jaunais puiškinis \\ Zyrgus sadluoja.</text:p>
      <text:p text:style-name="P2">1. Zyrgus sadluoja, \\ Tuoli dūmuoja.</text:p>
      <text:p text:style-name="P2">1. Juošu es, juošu \\ Uz tuolu cīmu.</text:p>
      <text:p text:style-name="P2">1. Tev, jaunais puiseit, \\ Treis duorzi prīškā.</text:p>
      <text:p text:style-name="P2">1. Pyrmajā duorzā \\ Syt laksteigola.</text:p>
      <text:p text:style-name="P1">1. Ūtrajā duorzā \\ Kyukoj dzagyuze.</text:p>
      <text:p text:style-name="P1">1. Trešajā duorzā \\ Sēd jauna meita.</text:p>
      <text:p text:style-name="P1">1. Tev, laksteigola, \\ Oriskī bārzi.</text:p>
      <text:p text:style-name="P1">1. Tev, dzagyuzeite, \\ Pūri da meži.</text:p>
      <text:p text:style-name="P1">1. Tev, jaunais puiseit, \\ Jaunuo meitiņa.</text:p>
      <text:p text:style-name="P1"/>
      <text:p text:style-name="P1">47. lpp.</text:p>
      <text:p text:style-name="P1">1 Suoc, muoseņa, tu pa prīšku</text:p>
      <text:p text:style-name="P1">1. Suoc, muoseņa, tu pa prīšku, \\ Tev veicās(i), tev vadās(i).</text:p>
      <text:p text:style-name="P1">1. Tev veicās(i), tev vadās(i), \\ Tev jaukuoka volūdeņ'.</text:p>
      <text:p text:style-name="P1">1. Iz kalneņa stuovādama, \\ Lejā laižu gredzenteņu.</text:p>
      <text:p text:style-name="P1">1. Kas pajēme gredzenteņu, \\ Tys byus muns oruojeņš.</text:p>
      <text:p text:style-name="P1">1. Dzīžu, dzīžu, raužu, raužu, \\ Vīnu gūvi ganeidama.</text:p>
      <text:p text:style-name="P1">1. Kū es nimšu tauteņuos(i), \\ Kū pamesšu māmeņai?</text:p>
      <text:p text:style-name="P1">1. Gūteņ muna, raibaleņa, \\ Īsim obas tauteņuos.</text:p>
      <text:p text:style-name="P1">1. Tu pa prīšku mauruodama, \\ Es pakaļ(i) rauduodama.</text:p>
      <text:p text:style-name="P1"/>
      <text:p text:style-name="P1">48. lpp.</text:p>
      <text:p text:style-name="P1">1 Nūper mani, muomuleņa</text:p>
      <text:p text:style-name="P1">1. Nūper mani, muomuleņa, \\ Ar veitūla žagareņ'.</text:p>
      <text:p text:style-name="P1">1. Lai es augu tik lūkona \\ Kai veitula žagareņš.</text:p>
      <text:p text:style-name="P1">1. Lūk' lūkim(i) upe tak \\ Caur zorim(i) Daugovā.</text:p>
      <text:p text:style-name="P1">1. Aiz Daugovys ezereņš, \\ Tī aug muna leigaveņa.</text:p>
      <text:p text:style-name="P1">1. Snīgtim rūku, dzeitim laivu, \\ Ka māmeņa naradzātu.</text:p>
      <text:p text:style-name="P1">1. Jyus, bruoleiši, radzējat(i), \\ Nasokit(i) māmeņai.</text:p>
      <text:p text:style-name="P1">1. Brauc, bruoleiti, drūši puori, \\ Nasaceišu māmeņai.</text:p>
      <text:p text:style-name="P1"/>
      <text:p text:style-name="P1">49. lpp.</text:p>
      <text:p text:style-name="P1">1 Pīci bāry kumeleni</text:p>
      <text:p text:style-name="P1">1. Pīci bāry kumeleni \\ Vys ar auzom barojam, \\ Radiridi, radiridi, radiridi ritam, \\ <text:s/>Radiridi, radiridi, radiridi ram.</text:p>
      <text:p text:style-name="P1">1. Vysi pīci pīdereja \\ Jaunuokam(i) bruoleišam.</text:p>
      <text:p text:style-name="P1">1. Kod palāka gaisma ausa, \\ Jyudz palāku kumeleņ'.</text:p>
      <text:p text:style-name="P1">1. Kod sorkona saule lēce, \\ Jyudz sorkonu kumeleņ'.</text:p>
      <text:p text:style-name="P1">1. Puorpeļdēju Daugaveņu \\ Sasolušu, nasoluš'.</text:p>
      <text:p text:style-name="P1">1. Kur vīta nasoluse, \\ Tī zīd zalta purineņš.</text:p>
      <text:p text:style-name="P1">1. Nūsaveju, nūsaplyuču, \\ Nūsapynu vainadzeņ'.</text:p>
      <text:p text:style-name="P1">1. Kod izlyku gaļveņā(i), \\ Kai sauleite atspeidēj'.</text:p>
      <text:p text:style-name="P1">1. Kod nūjēme tautu dāls(i), \\ Kai sauleite nūrītēj'.</text:p>
      <text:p text:style-name="P1">1. Gon es lyudžu, gon prasēju: \\ Atdūd munu vainadzeņ'.</text:p>
      <text:p text:style-name="P1">1. Lyugdomās(i), praseidama \\ Cymdu puori pasulēj'.</text:p>
      <text:p text:style-name="P1">1. Šam navajag cymdu puora, \\ Vajag pošas adeituoj's.</text:p>
      <text:p text:style-name="P5">50. lpp.</text:p>
      <text:p text:style-name="P1">1 Jau rudiņs tyvojās</text:p>
      <text:p text:style-name="P1">1. Jau rudiņs tyvojās, \\ Rūžu lauks, rūžu lauks steidzās nūzīdēt.</text:p>
      <text:p text:style-name="P1">1. Vēļ vīna rūzeite, \\ Vīna pat duorzā zīdēja.</text:p>
      <text:p text:style-name="P1">1. Vēļ vīna meitiņa, \\ Vīna pat bādu meitiņa.</text:p>
      <text:p text:style-name="P1">1. Jei nu vysim atstuota, \\ Un nu sova, un nu sova mīļuoko.</text:p>
      <text:p text:style-name="P1">1. Muns mīlais ir gon skaists, \\ Zylajom acteņom, dzaltonim(i) matenim.</text:p>
      <text:p text:style-name="P1">1. Es nu viņa naškēršūs, \\ Cikom vīn, cikom vīn te dzeivuošu.</text:p>
      <text:p text:style-name="P1"/>
      <text:p text:style-name="P1">51. lpp.</text:p>
      <text:p text:style-name="P1">1 Iztaisēju jaunu tyltu</text:p>
      <text:p text:style-name="P1">1. Iztaisēju jaunu tyltu \\ Nu vacimi dalderim, \\ aijā, aijajā, nu vacimi dalderim.</text:p>
      <text:p text:style-name="P1">1. Puori guoja jauni puiši \\ Ar bārim(i) kumelim.</text:p>
      <text:p text:style-name="P1">1. Pavaicuoju uz puišim(i): \\ Kam jyus sīvu najemit?</text:p>
      <text:p text:style-name="P1">1. Rudzi, mīži naizauga, \\ Apeineiši nazīdēj'.</text:p>
      <text:p text:style-name="P1">1. Puori guoja jaunys meitys \\ Vainadzeni gaļveņā.</text:p>
      <text:p text:style-name="P1">1. Pavaicuoju uz meitom(i): \\ Kam pī veira naejit(i)?</text:p>
      <text:p text:style-name="P1">1. Cikom pyurus pīdarēsim \\ I teleitis izaudzēsim.</text:p>
      <text:p text:style-name="P1">1. Sola rūkys, sola kuojys \\ Jaunam pyura vedējam.</text:p>
      <text:p text:style-name="P1">1. Kai nasaļt(i) rūkom, kuojom - \\ Akmiņs pyura dybynā.</text:p>
      <text:p text:style-name="P1"/>
      <text:p text:style-name="P1">52. lpp.</text:p>
      <text:p text:style-name="P1">1 Apleik kolnam ar leikumu</text:p>
      <text:p text:style-name="P1">1. Apleik kolnam ar leikumu, \\ tautu dālu pavadēj. \\ Trādrīd, trādrallā, trādrīd, trādrallā, \\ trādrīd rallallā, tautu dālu pavadēj.</text:p>
      <text:p text:style-name="P1">1. Lai naredz(i) sveši ļaud's, \\ Lai nasoka cerejam.</text:p>
      <text:p text:style-name="P1">1. Cerej mani šaidi taidi, \\ Cerej pūra stikoneņš.</text:p>
      <text:p text:style-name="P1">1. Ni pi vīna es naīšu, \\ Cikam sovu sagaidēš'.</text:p>
      <text:p text:style-name="P1">1. Cikom sovu sagaidēšu \\ Pateikamu tautu dāl'.</text:p>
      <text:p text:style-name="P1">1. Navar bite madu nest \\ Nu ūzula lapeņeom.</text:p>
      <text:p text:style-name="P1">1. Navar muote maņ aizlīgt \\ Tautu dālu pavadēt.</text:p>
      <text:p text:style-name="P1">1. Nūrīt saule, uzlac saule, \\ Ar tautīti runojūt.</text:p>
      <text:p text:style-name="P1">1. Smejit, ļaudis, nesmejit, \\ Man ar sovu juorunoj.</text:p>
      <text:p text:style-name="P1">1. Jys nūkolta carādams, \\ Es kai rūze nūzīdēju.</text:p>
      <text:p text:style-name="P1"/>
      <text:p text:style-name="P1">53. lpp.</text:p>
      <text:p text:style-name="P1">1 Dzīdit, meitas, vokorā</text:p>
      <text:p text:style-name="P1">1. Dzīdit, meitas, vokorā(i), \\ Vokorā(i) tuoļi skaņ(i).</text:p>
      <text:p text:style-name="P1">1. Iz tū pusi bolsu laižu, \\ Kur ir muns(i) oruojeņš.</text:p>
      <text:p text:style-name="P1">1. Ka jis mani naredzēja, \\ Lai bolsā(i) remdējuos.</text:p>
      <text:p text:style-name="P1">1. Dzīdit, meitys, dzīdit, meitys, \\ Nu leiguoja mežu goly.</text:p>
      <text:p text:style-name="P1">1. Nu juoj puiši maklādami \\ Pa uobula teirumeņu.</text:p>
      <text:p text:style-name="P1">1. Dūd, māmeņa, tautīšam(i) \\ Apeiņuotu olu dzert(i).</text:p>
      <text:p text:style-name="P1">1. Lai es varu nūmanēt, \\ Kaids tautīša tykumeņš.</text:p>
      <text:p text:style-name="P1">1. Voi tys dzēre, voi trokuoja, \\ Voi tramdēja kumeleņu.</text:p>
      <text:p text:style-name="P1">1. Kurs tramdēja kumeleņu, \\ Tys tramdēs(i) leigaveņu.</text:p>
      <text:p text:style-name="P1">1. Es nalauzu elkšņa reiksts, \\ Ka es bārza nadabuotu.</text:p>
      <text:p text:style-name="P1">1. Es naītu pi atraiša, \\ Ka es veira nadabuotu.</text:p>
      <text:p text:style-name="P1">1. Atraišam ir smoga rūka, \\ Div' lauluoti gredzenteni.</text:p>
      <text:p text:style-name="P1"/>
      <text:p text:style-name="P1">54. lpp.</text:p>
      <text:p text:style-name="P1">1 Zam ūzula nasēdēšu</text:p>
      <text:p text:style-name="P1"><text:soft-page-break/>1. Zam ūzula nasēdēju, \\ Zami zori ūzulam. \\ Rairidi, rairidi, \\ Rairidi rallalā.</text:p>
      <text:p text:style-name="P1">1. Ar puišim(i) narunuoju, \\ Puišim vylta volūdeņ'.</text:p>
      <text:p text:style-name="P1">1. Ar meitom(i) dancuot guoju, \\ Naudu bēru zuobokūs.</text:p>
      <text:p text:style-name="P1">1. Soka meitys doncuodamys: \\ Tev sudraba zuobaceņ'.</text:p>
      <text:p text:style-name="P1">1. Dancī vīņ(i) izlasēju, \\ Bruoleišam(i) leigaveņ'.</text:p>
      <text:p text:style-name="P1">1. Kura vīgli danci grīze, \\ Tei grīzs vīgli dzērnovys.</text:p>
      <text:p text:style-name="P1"/>
      <text:p text:style-name="P1">55. lpp.</text:p>
      <text:p text:style-name="P1">1 Smukmeitiņa</text:p>
      <text:p text:style-name="P1">1. Smukmeitiņa sīnu kosa \\ Teirumeņa galeņā(i).</text:p>
      <text:p text:style-name="P1">1. Es tev lyudzu, smukmeitiņa, \\ Ej pi maņa šūvosoru.</text:p>
      <text:p text:style-name="P1">1. Ni es īšu šūvosor(i), \\ A ni cytu vasareņu.</text:p>
      <text:p text:style-name="P1">1. Man atbrauks(i) cyts tautīts, \\ Par tevim(i) smukuokais.</text:p>
      <text:p text:style-name="P1">1. Grūžym puški galeņūs(i), \\ Izraksteitys kamaneņas.</text:p>
      <text:p text:style-name="P1">1. Lai brauc muna leigaveņa, \\ Kai pučeite zīdeidama.</text:p>
      <text:p text:style-name="P1">1. Kai pučeite zīdeidama, \\ Kai sauleite vizēdam'.</text:p>
      <text:p text:style-name="P1"/>
      <text:p text:style-name="P1">56. lpp.</text:p>
      <text:p text:style-name="P1">1 Tys <text:s/>Pīters(i) tai sacēja</text:p>
      <text:p text:style-name="P1">1. Tys <text:s/>Pīters(i) tai sacēja: \\ nuoc, Aneite, tu pi maņa. \\ Ai, ļuvai, ļuvai, ļu, \\ Nuoc, Aneite tu pi maņ's.</text:p>
      <text:p text:style-name="P1">1. Nuoc, Aneite, tu pi manis, \\ Tev pi manis labi byus,</text:p>
      <text:p text:style-name="P1">1. Gryutu dorbu nastruoduosi, \\ Vīglys dīnys nabaudeis'.</text:p>
      <text:p text:style-name="P1">1. Malnys maizis tu naēssi, \\ Boltys myužam naradzēsi.</text:p>
      <text:p text:style-name="P1">1. Molku nesti navaidzēs(i), \\ Pīters molku dastatēs.</text:p>
      <text:p text:style-name="P1">1. Pa pagalei pīsvaidēs(i), \\ Ar Aneiti kaudamīs.</text:p>
      <text:p text:style-name="P1">1. Muti mozguot navajdzēs(i), \\ Ar osorom nūmozguosi.</text:p>
      <text:p text:style-name="P1">1. Ar osorom nūmozguosi, \\ Prīkšautā(i) nūslaucēs'.</text:p>
      <text:p text:style-name="P1"/>
      <text:p text:style-name="P1">57. lpp.</text:p>
      <text:p text:style-name="P1">1 Zīdēja pučeitis</text:p>
      <text:p text:style-name="P1">1. Zīdēja pučeitis, zīdēja rūzeitis, \\ Muna skaisto jauneiba nazīdēs vairs. \\ Jau mani vad, jau mani vad, \\ Jau muna jauneiba kiuliņus mat.</text:p>
      <text:p text:style-name="P1">1. Ai, zaļuo egleite, kam nazaļuoji, \\ Ai, jaunuo meiteņa, kam naļustēj. \\ Jau mani vad, jau mani vad, \\ Jau muna jauneiba kyuliņus mat.</text:p>
      <text:p text:style-name="P1">1. Atgrīzīs, atgrīzīs vēļ vīnu reizeiti, \\ Muna skaistuo jauneiba, maņ tevis žāl. \\ Jau mani vad, jau mani vad, \\ Jau muna jauneiba kyuliņus mat.</text:p>
      <text:p text:style-name="P1"/>
      <text:p text:style-name="P1">58. lpp.</text:p>
      <text:p text:style-name="P1">1 Sazdiņ labi cīmā īti</text:p>
      <text:p text:style-name="P1">1. Sazdiņ labi cīmā īti, \\ svātdīņ labi cīmuotīs(i).</text:p>
      <text:p text:style-name="P1">1. Pyrmūdini spūdra saule, \\ Es krekleņu šuvējeņa.</text:p>
      <text:p text:style-name="P1">1. Ūtarnika, leita dīna, \\ Es krekleņu velējeņa.</text:p>
      <text:p text:style-name="P1">1. Trešdiņ bruoli olu dora, \\ Es yudiņa nesējeņa.</text:p>
      <text:p text:style-name="P1">1. Caturdini vysy dīnu \\ Ar Laimeņu parunuoju.</text:p>
      <text:p text:style-name="P1">1. Sazdiņ agri nutecēju \\ Vaiņukam(i) rūžu pērktu.</text:p>
      <text:p text:style-name="P1">1. Pīkdiņ muote pyuru lyka, \\ Es stuovēju rauduodama.</text:p>
      <text:p text:style-name="P1">1. Svātdiņ agri nūtecēju \\ Uz tū svātu bazneiceņu.</text:p>
      <text:p text:style-name="P1">1. Stuovēt vīn(i) pastuovēju \\ Ar tautīti bazneicā.</text:p>
      <text:p text:style-name="P1">1. Jau munam(i) vaiņukam(i) \\ Puse zīdeņu nūbyra.</text:p>
      <text:p text:style-name="P1">1. Sēdēt vīn(i) pasēdēju, \\ Vysi zīdeni nūbyra.</text:p>
      <text:p text:style-name="P1"/>
      <text:p text:style-name="P1"><text:soft-page-break/>59. lpp.</text:p>
      <text:p text:style-name="P1">1 Kūkleitis skanēja</text:p>
      <text:p text:style-name="P1">1. Kūkleitis skanēja upeitis molā, \\ Kab mane zynuot, kas tīi kūkliej'.</text:p>
      <text:p text:style-name="P1">1. Dūtum(i) lobreitu, lobvakareņu, \\ Lobs reits(i), muoseņ, Dīvs tev(i) paleidz.</text:p>
      <text:p text:style-name="P1">1. Velik tevi patyka, man napatyka, \\ Jo tev(i) patyka, maņ napatyka.</text:p>
      <text:p text:style-name="P1">1. Ej, muos, uorā sēst komonuos(i), \\ Lai lyudze tautenis rauduodamas.</text:p>
      <text:p text:style-name="P1">1. Juo tevi pīlyudze, maņs napīlyudze, \\ Jū boltas zīd īvas, jū malnas ūgas.</text:p>
      <text:p text:style-name="P1">1. Ju tautas juoje, ju bruoli līdze, \\ Paļdīs(i), bruoleni, par līgumeņu.</text:p>
      <text:p text:style-name="P1">1. Klauseišu māmeņas patacādama, \\ Dareišu pyureņu paraksteidama.</text:p>
      <text:p text:style-name="P1">1. Brauks tāvs Reigā pērks vaiņuceņu: \\ Divi styuri teira zelta, trešū seika sudobreņa.</text:p>
      <text:p text:style-name="P1">1. Gaismeņai austūt, speideit speid, \\ Sauleitei lācūt, vizeiti viz.</text:p>
      <text:p text:style-name="P1"/>
      <text:p text:style-name="P1">60. lpp.</text:p>
      <text:p text:style-name="P1">1 Muote mani gribēja</text:p>
      <text:p text:style-name="P1">1. Muote mani gribēj pi to vacuo atdūt. \\ As tū vacū, as tū vacū nu mozūtnes namīļuoj.</text:p>
      <text:p text:style-name="P1">1. Kai pa vuortim laižu, ar akmini svīžu. \\ Ej tu, vacais, ej tu, vacais, nazaverīs atpakaļ.</text:p>
      <text:p text:style-name="P1">1. Muote mani gribēja pi tuo jaunuo atdūt. \\ Es tū jaunū, es tū jaunū nu mozuotnes mīļuoju.</text:p>
      <text:p text:style-name="P1">1. Kai pa vuortim laižu, ar uobeli svīžu. \\ Ej tu, jaunais, ej tu, jaunais, atsaverīs atpakaļ.</text:p>
      <text:p text:style-name="P1"/>
      <text:p text:style-name="P1">61. lpp.</text:p>
      <text:p text:style-name="P1">1 Treis vokori vītu taisu</text:p>
      <text:p text:style-name="P1">1. Treis vokori vītu taisu \\ Vacajami bryugonam.</text:p>
      <text:p text:style-name="P1">1. Skuju kluoju paladzeņu, \\ Akmiņ' lyku pagalvē.</text:p>
      <text:p text:style-name="P1">1. Es palyudzu tāva gaili, \\ Lai reit agri nadzīdoj'.</text:p>
      <text:p text:style-name="P1">1. Ak tu, nalobs tāva gaiļs, \\ Kuo cik ilgi nadzīdoj'.</text:p>
      <text:p text:style-name="P1">1. Maņ beja(i) šei naksneņa \\ Treis gadeņu garumā.</text:p>
      <text:p text:style-name="P1">1. Treis vokori vītu taisu \\ Jaunajam(i) bryutgonam.</text:p>
      <text:p text:style-name="P1">1. Boltu kluoju paladzeņ, \\ Spylvyn lyku pagalvī.</text:p>
      <text:p text:style-name="P1">1. Es palyudžu tāva gaili, \\ Lai reit agri nadzīdoj'.</text:p>
      <text:p text:style-name="P1">1. Ak tu, nalobs tāva gaiļs, \\ Kam cik ilgi nūdzīdoj'.</text:p>
      <text:p text:style-name="P1">1. Maņ beja(i) šei naksneņa \\ Pusstuņdeites garumā.</text:p>
      <text:p text:style-name="P1"/>
      <text:p text:style-name="P1">62. lpp.</text:p>
      <text:p text:style-name="P1">1 Pyutit, vēji, nalauzit</text:p>
      <text:p text:style-name="P1">1. Pyutit, vēji, nalauzit(i) \\ nu oriņa ūzuleņu.</text:p>
      <text:p text:style-name="P1">1. Svuotojit(i) najemit(i), \\ Lai meitiņa pyuru taisa.</text:p>
      <text:p text:style-name="P1">1. Pyureņu munu, pyureņu, \\ Na skujeņu pībyrušu.</text:p>
      <text:p text:style-name="P1">1. Māmeņu munu, māmeņu, \\ Na mīdzeņa gulējuse.</text:p>
      <text:p text:style-name="P1">1. Iz rūceņu atsaspīžu, \\ Tod mīdzeņu nūgulēju.</text:p>
      <text:p text:style-name="P1">1. Gulātu(i) maņ juoīt, \\ Reitā agri juozaceļās.</text:p>
      <text:p text:style-name="P1">1. Kvīšu muoleiti juomaļ, \\ Ostru sītu juosejoj.</text:p>
      <text:p text:style-name="P1"/>
      <text:p text:style-name="P1">63. lpp.</text:p>
      <text:p text:style-name="P1">1 Gari, gari meži</text:p>
      <text:p text:style-name="P1">1. Gari, gari meži, zaļi ūzuleni, \\ Tī gūļuoja treis muoseņas sīneņu kosdamys.</text:p>
      <text:p text:style-name="P1">1. Ej, muoseņ, sātā, byusi tod mārga. \\ Sacēj' tev(i) atdūs pi čiguona dāla.</text:p>
      <text:p text:style-name="P1">1. Naīšu es sātā, nabyušu mārga. \\ Čiguonam(i) vīglys dorbs pa pasauli skraideit.</text:p>
      <text:p text:style-name="P1">1. Gari, gari meži, zali ūzuleni. \\ Tī gulēja treis muosenis, sīneņu kosdamys.</text:p>
      <text:p text:style-name="P1">1. Ej, muoseņ, sātā, byusi tod mārga. \\ Sacēj' tev(i) atdūs pi pisara dāla.</text:p>
      <text:p text:style-name="P1">1. Naīšu es sātā, nabyušu mārga. \\ Pisaram(i) vīglys dorbs karandašu rūkā.</text:p>
      <text:p text:style-name="P1">1. Gari, gari meži, zali ūzuleni. \\ Tī gulēja treis muosenis, sīneņu kosdamys.</text:p>
      <text:p text:style-name="P1">1. Ej, muoseņ, sātā, byusi tod mārga. \\ Sacēj' tev(i) atdūs pi oruoja dāla.</text:p>
      <text:p text:style-name="P1"><text:soft-page-break/>1. Īšu, īšu sātā, byušu es mārga. \\ Oruojam(i) gryuts dorbs, roguleiši rūkā.</text:p>
      <text:p text:style-name="P1"/>
      <text:p text:style-name="P1">64. lpp.</text:p>
      <text:p text:style-name="P1">1 Iz azara ganeidama</text:p>
      <text:p text:style-name="P1">1. Iz azara ganeidama \\ Nīdrē mauču vainadzeņ.</text:p>
      <text:p text:style-name="P1">1. Atskrīn zaļa leidaceņa, \\ Nūraun munu vaiņuceņu.</text:p>
      <text:p text:style-name="P1">1. Tais', bruoleni, līpys laivu, \\ Brauc pēc muna vaiņuceņ'.</text:p>
      <text:p text:style-name="P1">1. Boltys putys gabaleņš(i), \\ Kur dadzynu vaiņuceņ'.</text:p>
      <text:p text:style-name="P1">1. Aiz jyurenis salaņuos(i), \\ Sudrabeņa maiksteņuos.</text:p>
      <text:p text:style-name="P1"/>
      <text:p text:style-name="P1">65. lpp.</text:p>
      <text:p text:style-name="P1">1 Aiz kū rūzes šūvosor(i)</text:p>
      <text:p text:style-name="P1">1. Aiz kū rūzes šūvosor(i) \\ Tik sorkonys nazīdēj?</text:p>
      <text:p text:style-name="P1">1. Poša rūžu sējējeņa \\ Ar tautom(i) saderēj'.</text:p>
      <text:p text:style-name="P1"/>
      <text:p text:style-name="P1">66. lpp.</text:p>
      <text:p text:style-name="P1">1 Tymsa, tymsa tei egleite</text:p>
      <text:p text:style-name="P1">1. Tymsa, tymsa tei egleite, \\ Kur sauleite nakti guļ.</text:p>
      <text:p text:style-name="P1">1. Tuoli, tuoli tys cimeņš, \\ Kur aug muna leigaveņa.</text:p>
      <text:p text:style-name="P1">1. Leigaveņa, sirdspučeite, \\ Snīdz rūceņu, dūd muteit'.</text:p>
      <text:p text:style-name="P1">1. Snīdz rūceni, dūd muteiti, \\ Byusi muna leigaveņ.</text:p>
      <text:p text:style-name="P1"/>
      <text:p text:style-name="P1">67. lpp.</text:p>
      <text:p text:style-name="P1">1 Kam, māmeņa, tu audzēji</text:p>
      <text:p text:style-name="P1">1. Kam, māmeņa, tu audzēji, \\ Zaļu bierzi pogolmā(i)?</text:p>
      <text:p text:style-name="P1">1. Juoj tauteņas, reibynoj, \\ Es gulēju dīnasvydu.</text:p>
      <text:p text:style-name="P1">1. Ej, muomeņa, slēp kauneņ', \\ Sok maņ rūžu duorzeņā(i).</text:p>
      <text:p text:style-name="P1">1. Mogunenis ravejūt, \\ Vaiņucenu puškojūt.</text:p>
      <text:p text:style-name="P1"/>
      <text:p text:style-name="P1">68. lpp.</text:p>
      <text:p text:style-name="P1">1 Vīna, vīna maņ muoseņ'</text:p>
      <text:p text:style-name="P1">1. Vīna, vīna maņ muoseņ, <text:s/>\\ Kam jū dūti, kam nadūt.</text:p>
      <text:p text:style-name="P1">1. Voj jū dūt(i) orojam, \\ Voj sudobra kalējam?</text:p>
      <text:p text:style-name="P1">1. Lobuok dūt(i) oruojam, \\ Na sudobra kalējam.</text:p>
      <text:p text:style-name="P1">1. Sudobreņa kalējeņš \\ Nu oruoja maizes pros'.</text:p>
      <text:p text:style-name="P1"/>
      <text:p text:style-name="P1">69. lpp.</text:p>
      <text:p text:style-name="P1">1 Treis muoseņas ūguos guoja</text:p>
      <text:p text:style-name="P1">1. Treis muoseņas ūguos guoja \\ Malnajuosi maļneicuos.</text:p>
      <text:p text:style-name="P1">1. Divyus ūgu pīlasēja, \\ Trešuo mežā nūbludēja.</text:p>
      <text:p text:style-name="P1">1. Kura mežā nūbludēja, \\ Tei palyka buorineit'.</text:p>
      <text:p text:style-name="P1">1. Tei izguoja tū celeņu \\ Malnos jyurys maleņā.</text:p>
      <text:p text:style-name="P1">1. Tei padeve dīvpaleigu \\ Malnuos jyurys zveinīceņ'.</text:p>
      <text:p text:style-name="P1">1. Dīvs paleidzi tev, puiseiti, \\ Īšu poša paleigā.</text:p>
      <text:p text:style-name="P1">1. Paļdis, paļdis, dzaltoneiti, \\ Par tū tovu Dīvpaleigu.</text:p>
      <text:p text:style-name="P1">1. Sēst ar mani laiveņā, \\ Byusi muna leigaveņa.</text:p>
      <text:p text:style-name="P1"/>
      <text:p text:style-name="P1">70. lpp.</text:p>
      <text:p text:style-name="P1">1 Pateik maņ(i) tys Odums</text:p>
      <text:p text:style-name="P1">1. Pateik maņ(i) tys Odums, \\ Es pateiku Odumam.</text:p>
      <text:p text:style-name="P1">1. Lyugsim tāvu, muomuleņ, \\ Lai laiž myusus vīnu vīt'.</text:p>
      <text:p text:style-name="P1">1. Kū mes obi dareisim \\ Taidi jauni saguojuš'.</text:p>
      <text:p text:style-name="P1"><text:soft-page-break/>1. Ni tu muoki art, ecēt, \\ Ni es muoku sprāst(i), aust.</text:p>
      <text:p text:style-name="P1">1. Sēsim cyuku rokumūs, \\ Lai aug maize grīzdamuos.</text:p>
      <text:p text:style-name="P1">1. Lai aug maize grīzdamuos, \\ Pļausim poši dzīduodami.</text:p>
      <text:p text:style-name="P1">1. A, nazasēsti tu pi manis, \\ Nazaverīs tu iz manis.</text:p>
      <text:p text:style-name="P1">1. Redzi, ļauds kai suni verās, \\ Sacēs, ka tu mīļoj mani.</text:p>
      <text:p text:style-name="P1">1. Ni tev suņa, gaiļa, kača, \\ Ni tev sātys kai pi zača.</text:p>
      <text:p text:style-name="P1">1. Nu ar Divu, Odumeņ, \\ Es aizeju sovu ceļu.</text:p>
      <text:p text:style-name="P1">1. Es aizeju sovu ceļu, \\ Sovu dzīsmi dzīduodama.</text:p>
      <text:p text:style-name="P1"/>
      <text:p text:style-name="P1">71. lpp.</text:p>
      <text:p text:style-name="P1">1 Pa zaļu pļaveņu</text:p>
      <text:p text:style-name="P1">1. Pa zaļu pļaveņu \\ Boltis duobulenis.</text:p>
      <text:p text:style-name="P1">1. Tī gūļuoja treis muosenis, \\ Sīneņu kosdamys.</text:p>
      <text:p text:style-name="P1">1. Ai, muoseņ, sātā, \\ Jau tu byusi muna.</text:p>
      <text:p text:style-name="P1">1. Naīšu sātā, \\ Nabyušu tova.</text:p>
      <text:p text:style-name="P1">1. Es jau sovu dvēseleiti \\ Dīveņam atdevu.</text:p>
      <text:p text:style-name="P1">1. Nastuovi tu, puiseit, \\ Pretim tu manim.</text:p>
      <text:p text:style-name="P1">1. Nadabuosi mani \\ Nikod, nikod.</text:p>
      <text:p text:style-name="P1">1. Māmeņa manis \\ Naaudzē dēļ tevis.</text:p>
      <text:p text:style-name="P1">1. Es tev soku pyrmū reizi, \\ Kū es nūdūmuoju.</text:p>
      <text:p text:style-name="P1">1. Es sen sovu dvēseleiti \\ Dīveņam atdevu.</text:p>
      <text:p text:style-name="P1"/>
      <text:p text:style-name="P1">72. lpp.</text:p>
      <text:p text:style-name="P1">1 Sēju lelu rūžu duorz'</text:p>
      <text:p text:style-name="P1">1. Sēju lelu rūžu duorz' \\ Sev kur daili puškuotīs.</text:p>
      <text:p text:style-name="P1">1. Steidžu sovu rūžu duorzu \\ Bez raseņas izravēt.</text:p>
      <text:p text:style-name="P1">1. Lai varātu vaiņuceņ \\ Bez volūdas nūnosuot.</text:p>
      <text:p text:style-name="P1">1. Tur palyka vaiņucenis, \\ Tur es poša nesējeņa.</text:p>
      <text:p text:style-name="P1">1. Jo es byutu tū zynuoj'se, \\ Kuru dīnu tautas juos.</text:p>
      <text:p text:style-name="P1">1. Es byut bruoļa ustabenu \\ Ar zīdim(i) puškuojuse.</text:p>
      <text:p text:style-name="P1"/>
      <text:p text:style-name="P1">73. lpp.</text:p>
      <text:p text:style-name="P1">1 Nūreib zeme, atjuoj tautas</text:p>
      <text:p text:style-name="P1">1. Nūreib zeme, atjuoj tautas, \\ Es gulēju dīnas vydu.</text:p>
      <text:p text:style-name="P1">1. Treis muosenis bruolu sīvys, \\ Slēpit munu lelu kaunu.</text:p>
      <text:p text:style-name="P1">1. Vīna munu golvu glaud', \\ Ūtra slauka ustabeņu.</text:p>
      <text:p text:style-name="P1">1. Vacuokuo bruoļa sīva, \\ Tei sajēme svešus ļaud's.</text:p>
      <text:p text:style-name="P1">1. Sveši ļaudis tai vaicuoja, \\ Kur ir poša bruoļa muosa?</text:p>
      <text:p text:style-name="P1">1. Bruoļu muosa kraklus šyva \\ Pi ūzula mēreidama.</text:p>
      <text:p text:style-name="P1">1. Tai sacēja mēreidama, \\ Kab' maņ taids oruojeņš.</text:p>
      <text:p text:style-name="P1">1. Kab' maņ taids oruojeņš, \\ Kai ūzuls teirumā.</text:p>
      <text:p text:style-name="P1"/>
      <text:p text:style-name="P1">74. lpp.</text:p>
      <text:p text:style-name="P1">1 Treis putneni</text:p>
      <text:p text:style-name="P1">1. Treis putneni smuki dzīde, \\ Smolkā lozdu kryumeņā(i).</text:p>
      <text:p text:style-name="P1">1. Treis muosenis skaiški roksta \\ Pi lūdzeņa sādādam's.</text:p>
      <text:p text:style-name="P1">1. Vīna beja muna muosa, \\ Ūtra bruoļa ļauduveņ'.</text:p>
      <text:p text:style-name="P1">1. Jau tei treša eistyn sveša, \\ Tei maņ kryta pruoteņā.</text:p>
      <text:p text:style-name="P1">1. Es tai pērku bryunus svuorkus \\ I kurpeitis šyudynoj.</text:p>
      <text:p text:style-name="P1">1. Es jai devu sovu rūku, \\ Sovu zalta gredzineņ'.</text:p>
      <text:p text:style-name="P1"/>
      <text:p text:style-name="P1">1 Treis putneni</text:p>
      <text:p text:style-name="P1"><text:soft-page-break/>1. Treis putneni skaiški dzīde \\ Smolku lozdu kryumeņā(i), \\ Oi, oi, oi, trallalā! \\ Smolku lozdu kryumeņā.</text:p>
      <text:p text:style-name="P1"/>
      <text:p text:style-name="P1">75. lpp.</text:p>
      <text:p text:style-name="P1">1 Aiz upeitis augsto kolni</text:p>
      <text:p text:style-name="P1">1. Aiz upeitis augsto kolni, \\ Tī sorkonys ūgys auga.</text:p>
      <text:p text:style-name="P1">1. Tī sauleite gauži rauda, \\ Ik vokoru rītādama.</text:p>
      <text:p text:style-name="P1">1. Tī raud muna jauna meita, \\ Kam najēme smuks puiškinis.</text:p>
      <text:p text:style-name="P1">1. Raud, muoseņa, voj naraud(i), \\ Ņyu es tevi napajemš'.</text:p>
      <text:p text:style-name="P1">1. Maņ pošam(i) muosys auga \\ Dzaltonim(i) matenim(i).</text:p>
      <text:p text:style-name="P1"/>
      <text:p text:style-name="P5">76. lpp.</text:p>
      <text:p text:style-name="P1">1 Pateik maņ(i) tys kaļneņš</text:p>
      <text:p text:style-name="P1">1. Pateik maņ(i) tys kaļneņš(i), \\ Kur sorkonas ūgas auga, \\ oi, reitā agri sauleite lāc.</text:p>
      <text:p text:style-name="P1">1. Pateik maņ(i) tys cīmeņš, \\ Kur aug muns(i) oruojeņš.</text:p>
      <text:p text:style-name="P1">1. Iz tū pusi bolsu laižu, \\ Kur aug muns(i) oruojeņš.</text:p>
      <text:p text:style-name="P1">1. Ka jis manis naredzēja, \\ Lai balsteņā remdējuos.</text:p>
      <text:p text:style-name="P1"/>
      <text:p text:style-name="P1">77. lpp.</text:p>
      <text:p text:style-name="P1">1 Skaņu balseņu palaidu</text:p>
      <text:p text:style-name="P1">1. Skaņu balseņu palaidu \\ Skaņa meža maleņā(i).</text:p>
      <text:p text:style-name="P1">1. Lai jys guoja skaneidams \\ Pa vysim(i) zarenim.</text:p>
      <text:p text:style-name="P1">1. Skaņ balseni reitā agri, \\ Vairuok skanēj vokorā.</text:p>
      <text:p text:style-name="P1">1. Dīnys vydā saskanēja, \\ Kai biteite uobulā.</text:p>
      <text:p text:style-name="P1">1. Iz kaļņeņa stuovādama \\ Lejā laidu gredzenteņ'.</text:p>
      <text:p text:style-name="P1">1. Kas paceļs(i) gredzenteņu, \\ Tys byus muns(i) oruojeņš.</text:p>
      <text:p text:style-name="P1"/>
      <text:p text:style-name="P1">78. lpp.</text:p>
      <text:p text:style-name="P1">1 Mīdzeņš īti, gulēt grybu</text:p>
      <text:p text:style-name="P1">1. Mīdzeņš īti, gulēt grybu, \\ nalaiž mani muomuleit.</text:p>
      <text:p text:style-name="P1">1. Soko muote nalaizdama, \\ Tev, meitiņa, daudz vajag.</text:p>
      <text:p text:style-name="P1">1. Vajag vymdu, vajag zeču, \\ Vajag boltu vyllaineiš'.</text:p>
      <text:p text:style-name="P1">1. Pa pļaveņu staiguodama, \\ Cymdu, zeču pīadēj'.</text:p>
      <text:p text:style-name="P1">1. Kaidi zīdi pļaveņā(i), \\ Taidi munā cimdeņā.</text:p>
      <text:p text:style-name="P1">1. Es cimdeņa naadēju \\ Bez dzaltona dzeipareņ'.</text:p>
      <text:p text:style-name="P1">1. Zynoj sovu oruojeņu \\ Dzaltonim(i) matenim.</text:p>
      <text:p text:style-name="P1">1. Kū es meešu, kū es ausšu \\ Nu tuo vīna bruoleleņ'.</text:p>
      <text:p text:style-name="P1">1. Lec, sauleite, reitā agri \\ Speid pa lugu ustobā.</text:p>
      <text:p text:style-name="P1">1. Buoreneite sagšas aude \\ Tymšajā(i) kakteņā.</text:p>
      <text:p text:style-name="P1">1. Es sovam(i) mīlajam(i) \\ Zylus cymdus nūadēj'.</text:p>
      <text:p text:style-name="P1">1. Lai jys mani tai mīļuoja, \\ Kai zylū(i) vyzbuleit'.</text:p>
      <text:p text:style-name="P1"/>
      <text:p text:style-name="P1">79. lpp.</text:p>
      <text:p text:style-name="P1">1 Ūguos guoju, ūdeņuos</text:p>
      <text:p text:style-name="P1">1. Ūguos guoju, ūdeņuos(i), \\ Ar jaunuokū(i) bruoleleņu.</text:p>
      <text:p text:style-name="P1">1. Kuru ūdzenu atrodu, \\ Tū es devu bruoleišam(i).</text:p>
      <text:p text:style-name="P1">1. Daudz ir ūgu, daudz ir sēņu \\ Muna tāva bērzeitī(i).</text:p>
      <text:p text:style-name="P1">1. Gon es poša nūlaseišu, \\ Tāva lūpus ganeidama.</text:p>
      <text:p text:style-name="P1">1. Palaid mani muomuleņa \\ Bryiklineišu palaseit(i).</text:p>
      <text:p text:style-name="P1">1. Lai es augu tik sorkona. \\ Kai sorkona bryuklineite.</text:p>
      <text:p text:style-name="P1"/>
      <text:p text:style-name="P1">80. lpp.</text:p>
      <text:p text:style-name="P1">1 Ūzuls, ūzuls, bērzs(i), bērzs(i)</text:p>
      <text:p text:style-name="P1">1. Ūzuls, ūzuls, bērzs(i), bērzs(i), \\ Kas sēd galda galeņā(i).</text:p>
      <text:p text:style-name="P1">1. Na tī beja ūzuls, bārzs(i), \\ Tī jaunivis eistais svuots(i).</text:p>
      <text:p text:style-name="P1">1. Jaunekļa svuotam rati moti, \\ Kas jūs ratus ratynuoja?</text:p>
      <text:p text:style-name="P1">1. Pavasarī klybys vornys \\ Deļ perekļā izkasēja.</text:p>
      <text:p text:style-name="P1">1. Mes dūmuojam, mēs guogojam, \\ Kaida putna bārn' atvede.</text:p>
      <text:p text:style-name="P1">1. Voi cīlovys, voi žogotys, \\ Voi vuornenis škebereitis.</text:p>
      <text:p text:style-name="P1">1. Ka cīlovys – saimineica, \\ Ka žogotys – runuotuoja.</text:p>
      <text:p text:style-name="P1">1. Ka vuornenis škabereitis, \\ Tod byus saimis škuorsteituoja.</text:p>
      <text:p text:style-name="P1"/>
      <text:p text:style-name="P1">81. lpp.</text:p>
      <text:p text:style-name="P1"><text:soft-page-break/>1 Līc, māmaņa, vaiņuceņu</text:p>
      <text:p text:style-name="P1">1. Līc, māmaņa, vaiņuceņu \\ Vīglajomi rūceņom.</text:p>
      <text:p text:style-name="P1">1. Lai gaļveņa nasuopātu, \\ Tauteņuos(i) aizejūt.</text:p>
      <text:p text:style-name="P1">1. Muote meitu appuškuoja \\ Kai boltu(i) maganeņ'.</text:p>
      <text:p text:style-name="P1">1. Gūdam byus(i) skateitīs(i), \\ Kai puškuots(i) tautu dāls.</text:p>
      <text:p text:style-name="P1">1. Gludu gaļveņu glaudēju \\ Pi māmeņas dzeivojūt.</text:p>
      <text:p text:style-name="P1">1. Lai nazyna kai glaudēšu \\ Pi tuo skaistuo tautu dāl'.</text:p>
      <text:p text:style-name="P1"/>
      <text:p text:style-name="P1">82. lpp.</text:p>
      <text:p text:style-name="P1">1 Zaļā duorzeņā, duorza maleņā</text:p>
      <text:p text:style-name="P1">1. Zaļā duorzeņā, \\ Duorza maleņā \\ Kiukoj dzagiuze.</text:p>
      <text:p text:style-name="P1">1. Jaunivis māmeņa \\ Pa sadu staigoj, \\ Dzagyuzi lomoj.</text:p>
      <text:p text:style-name="P1">1. Kab tev, dzagyuzeit, \\ Kam tev, dzagyuzeit, \\ Vairuok nakyukuot.</text:p>
      <text:p text:style-name="P1">1. Ka tu kyukuoji, \\ Tu atkyukuoji, \\ Nu manim bērneņu.</text:p>
      <text:p text:style-name="P1">1. Zaļā svātdiņā, \\ Duorza maleņā \\ Kyukoj dzagyuze.</text:p>
      <text:p text:style-name="P1">1. Jaunivis māmeņa \\ Pa sadu staigoj, \\ Dzagyuzi kvālej.</text:p>
      <text:p text:style-name="P1">1. Kab tev, dzagyuzeit, \\ Kam tev, dzagyuzeit, \\ Symts godu kyukuot.</text:p>
      <text:p text:style-name="P1">1. Ka tu kyukuoji, \\ Tu atkyukuoji, \\ Da manim bērneņu.</text:p>
      <text:p text:style-name="P1"/>
      <text:p text:style-name="P1">83. lpp.</text:p>
      <text:p text:style-name="P1">1 Saskanēja, saduordēja</text:p>
      <text:p text:style-name="P1">1. Saskanēja, saduordēja \\ Dzeļža skrytuli pogolmā.</text:p>
      <text:p text:style-name="P1">1. Jau sabrauce, jau sabrauce \\ Īti seņ pēc manim(i).</text:p>
      <text:p text:style-name="P1">1. Tēteit, duorgū, māmeņ, mīlū, \\ Dreižuok mani(i) aizgloboj(i).</text:p>
      <text:p text:style-name="P1">1. Meiteņ mīlo, meiteņ duorgū, \\ Navarom tevi aizglobuot.</text:p>
      <text:p text:style-name="P1">1. Jau atbrauce, jau atbrauce \\ Īti seņ pēc tevim.</text:p>
      <text:p text:style-name="P1"/>
      <text:p text:style-name="P1">84. lpp.</text:p>
      <text:p text:style-name="P1">1 Kupla līpeņa izauga</text:p>
      <text:p text:style-name="P1">1. Kupla līpeņa izauga \\ Munā gūvu duorzeņā. \\ Aiļa, liļa, liļaļā, \\ Munā gūvu duorzeņā.</text:p>
      <text:p text:style-name="P1">1. Kod es guoju gūvu slaukt(i) \\ Līpā kuoru vaiņuceņu.</text:p>
      <text:p text:style-name="P1">1. Atskrīn zaļa leidaceņa, \\ Nāraun munu vaiņuceņu.</text:p>
      <text:p text:style-name="P1">1. Es juos lyudžu, es juos prosu: \\ Atdūd munu vaiņuceņ'.</text:p>
      <text:p text:style-name="P1">1. Lyugdamos(i) praseidama \\ Pasūlēju cymdy puori.</text:p>
      <text:p text:style-name="P1">1. Navajag maņ cymdu puora, \\ Vajag pošas adeituojasj.</text:p>
      <text:p text:style-name="P1">1. Pagaidit, jyus ļauteni, \\ Leidz cytom(i) rudiņam.</text:p>
      <text:p text:style-name="P1">1. Ka teleišu pīaudzeišu, \\ Izeceišu, pīadeišu.</text:p>
      <text:p text:style-name="P1"/>
      <text:p text:style-name="P1">85. lpp.</text:p>
      <text:p text:style-name="P1">1 Malni muni kumeleni</text:p>
      <text:p text:style-name="P1">1. Malni muni kumeleni \\ Kai iudiņa voguleņ.</text:p>
      <text:p text:style-name="P1">1. Tī bej labi māršys vest(i), \\ Tī muosenis pavadeit.</text:p>
      <text:p text:style-name="P1">1. Lobuok brauču māršys vest(i), \\ Na muosenis pavadeit.</text:p>
      <text:p text:style-name="P1">1. Mārša deve lynu kraklu, \\ Muosa prosa sudrabeņ'.</text:p>
      <text:p text:style-name="P1">1. Nabej' manim sudrabeņa \\ Leidz zērneiša lejumeņ'.</text:p>
      <text:p text:style-name="P1"/>
      <text:p text:style-name="P1">86. lpp.</text:p>
      <text:p text:style-name="P1">1 Moza, moza tei muižeņa</text:p>
      <text:p text:style-name="P1">1. Moza, moza tei muižeņa, \\ Vysapleiki īvys zīd(i).</text:p>
      <text:p text:style-name="P1">1. Vysapleik(i) īvys zīd, \\ Vydā zaltaa uobeļneica.</text:p>
      <text:p text:style-name="P1">1. Iz tuos zalta uobeļneicys \\ Pīci zalta obuleni.</text:p>
      <text:p text:style-name="P1">1. Augši snīdžu, zemli ruovu \\ Pīcus zalta uobuleņus.</text:p>
      <text:p text:style-name="P1"><text:soft-page-break/>1. Divi devu bruoleišam(i), Treis es poša paturēju.</text:p>
      <text:p text:style-name="P1">1. Par vīnu(i) uobuleņu \\ Pērkšu zemis gabaleņu.</text:p>
      <text:p text:style-name="P1">1. Par ūtrū(i) uobuleņu \\ Pērkšu bāru kumeleņu.</text:p>
      <text:p text:style-name="P1">1. Par trešū(i) uobuleņu \\ Pērkšu zemes oruojeņu.</text:p>
      <text:p text:style-name="P1">1. Ka nabeja, kas apsēja, \\ Lai stuov zeme vacainēs.</text:p>
      <text:p text:style-name="P1">1. Ka nav loba ņēmējeņa, \\ Lai stuov muns(i) vaiņuceņš.</text:p>
      <text:p text:style-name="P1"/>
      <text:p text:style-name="P1">87. lpp.</text:p>
      <text:p text:style-name="P1">1 Puortecēju Daugaveņu</text:p>
      <text:p text:style-name="P1">1. Puortecēju Daugaveņu \\ Sasolušu, nasolušu, \\ Oi, zali meži, putneni dzīd.</text:p>
      <text:p text:style-name="P1">1. Kura vīta nasoluse, \\ Tī izauga purineni.</text:p>
      <text:p text:style-name="P1">1. Niu saruovu purineņu, \\ Sasaveju vaiņuceņu.</text:p>
      <text:p text:style-name="P1">1. Garom guoja cīma puiši, \\ Nūraun munu vaiņuceņu.</text:p>
      <text:p text:style-name="P1">1. Pagaidit(i), cīma puiši, \\ Leidz cytam(i) rudiņam.</text:p>
      <text:p text:style-name="P1">1. Cikom cymdu pīadeišu, \\ Cikom gūvu pīganeišu.</text:p>
      <text:p text:style-name="P1"/>
      <text:p text:style-name="P1">88. lpp.</text:p>
      <text:p text:style-name="P1">1 Es beju māmeņai</text:p>
      <text:p text:style-name="P1">1. Es beju māmeņai vīna poša meiteņa, \\ Nazynu kaidu veiru jimt.</text:p>
      <text:p text:style-name="P1">1. Māmeņa dūmuo: grovrača zeļļi, \\ Voi, voi, māmeņ, nā, nā, nā.</text:p>
      <text:p text:style-name="P1">1. Vysi sauks par grovrača sīvu, \\ Gruovračs dubļu bridējeņš.</text:p>
      <text:p text:style-name="P1">1. Es beju māmeņai vīna poša meitine, \\ Nazynu, kaidu veiru jimt.</text:p>
      <text:p text:style-name="P1">1. Māmeņa dūmuo: skrūdera zelli, \\ Voi, voi, māmeņ, nā, nā, nā.</text:p>
      <text:p text:style-name="P1">1. Vysi sauks par skrūdera sīvu, \\ Skrūders bikšu luopeiteuojs.</text:p>
      <text:p text:style-name="P1">1. Es beju māmeņai vīna poša meitine, \\ Nazynu kaidu veiru jimt.</text:p>
      <text:p text:style-name="P1">1. Māmeņa dūmuo: bondara zelli, \\ Voi, voi, māmeņ, nā, nā, nā.</text:p>
      <text:p text:style-name="P1">1 .Vysi sauks par bondara sīvu, \\ Bondars bucu steipuotuojs.</text:p>
      <text:p text:style-name="P1">1. Es beju māmeņai vīna poša meitine, \\ Nazynu kaidu veiru jimt.</text:p>
      <text:p text:style-name="P1">1. Māmeņa dūmuo: spēļnīka zelli, \\ Niu, niu, māmeņ, jā, jā, jā.</text:p>
      <text:p text:style-name="P1">1. Tēteite spēļuos, bērneni doncos, \\ Pošā jauki pasprindžuos.</text:p>
      <text:p text:style-name="P1"/>
      <text:p text:style-name="P1">89. lpp.</text:p>
      <text:p text:style-name="P1">1 Skaņ balseni reitā agri</text:p>
      <text:p text:style-name="P1">1. Skaņ balseni reitā agri, <text:s/>\\ vairuok skani vokorā(i).</text:p>
      <text:p text:style-name="P1">1. Dīnys vydu naskanēja, \\ Kod bej bitis uobulā(i).</text:p>
      <text:p text:style-name="P1">1. Obuluota tei pļaveņa, \\ Zuobokuot(i) pļuovējeni.</text:p>
      <text:p text:style-name="P1">1. Pateik manim tei pļaveņa, \\ Tuos pļavenis pļuovējenis.</text:p>
      <text:p text:style-name="P1"/>
      <text:p text:style-name="P1">90. lpp.</text:p>
      <text:p text:style-name="P1">1 Ai, vonogi, vanadzeņ</text:p>
      <text:p text:style-name="P1">1. Ai, vonogi, vanadzeņ, \\ Kam tu augši lidynuoj.</text:p>
      <text:p text:style-name="P1">1. Kam tu leci puor upeit' \\ Leidz munai muoseņai.</text:p>
      <text:p text:style-name="P1">1. Radzu sovu eistū muosu \\ Tauteņuos(i) nūvadūt.</text:p>
      <text:p text:style-name="P1">1. Zaļa dzylna dīgu vylka \\ Caur palāku akmisteņ'.</text:p>
      <text:p text:style-name="P1">1. Es izvylku puišam pruotu \\ Pa mateņu galenim.</text:p>
      <text:p text:style-name="P1">1. Cērvs bez kuota, puiss bez prutoa \\ Guļ celeņa maleņā.</text:p>
      <text:p text:style-name="P1">1. Cērvam kuotu ītaisēju, \\ Puišam pruotu naīlyku.</text:p>
      <text:p text:style-name="P1"/>
      <text:p text:style-name="P1">91. lpp.</text:p>
      <text:p text:style-name="P1">1 Pyrmūdiņ, da pyrmūdiņu</text:p>
      <text:p text:style-name="P1">1. Pyrmūdiņ, da pyrmūdiņu \\ Kūkli nešu sēteņā. \\ Ei daļuļi, ei, daļuļi, kūkli nešu sēteņā.</text:p>
      <text:p text:style-name="P1">1. Ūtardiņ, da ūrardiņu, \\ Es kūkleiti grabynuoj'</text:p>
      <text:p text:style-name="P1"><text:soft-page-break/>1. Jau trešdiņ, jau trešdiņu \\ Nūmērs muna ļaudaveņ'.</text:p>
      <text:p text:style-name="P1">1. Caturtdini, caturtdini \\ Guļsīs smiļšu kaļneņā.</text:p>
      <text:p text:style-name="P1">1. Jau pīkdini, jau pīkdini \\ Es i pats(i) krūdzeņā.</text:p>
      <text:p text:style-name="P1">1. Jau sasdini, jau sasdini \\ Jimšu jaunu ļaudaveņu.</text:p>
      <text:p text:style-name="P1">1. Byus jaunuoka, byus gudruoka \\ Ar jaunuoku padūmeņ.</text:p>
      <text:p text:style-name="P1"/>
      <text:p text:style-name="P1">92. lpp.</text:p>
      <text:p text:style-name="P1">1 Tys vējeņš pyuta</text:p>
      <text:p text:style-name="P1">1. Tys vējeņš pyuta, puisāns dancuoja, \\ tei jauna meiteņa gauži rauduoja.</text:p>
      <text:p text:style-name="P1">1. Neraudi, meiteņ, napyuti gryuši: \\ Jau atīt, jau atīt, tov' meiluo muote.</text:p>
      <text:p text:style-name="P1">1. kas maņ nu muotes, kas maņ nu viņas? \\ Ka maņ nav sova meiluo draudzeņa.</text:p>
      <text:p text:style-name="P1">1. Naraudi, meiteņ, napyuti gryuši: \\ Jau atīt, jau atīt, tovs meilais tāvs(i).</text:p>
      <text:p text:style-name="P1">1. Kas maņ nu tāva, kas man nu viņa? \\ Ka maņ nav sova meiluo draudzeņa.</text:p>
      <text:p text:style-name="P1">1. Neraudi, meiteņ, napyuti gryuši: \\ Jau atīt, jau atīt tov' meiluo muosa.</text:p>
      <text:p text:style-name="P1">1. Kas maņ nu muosys, kas maņ nu viņas? \\ Ka maņ nav sova meiluo draudzeņa.</text:p>
      <text:p text:style-name="P1">1. Naraudi, meiteņ, napyuti gryuši: \\ Jau atīt, jau atīt tovs meilais bruoļs(i).</text:p>
      <text:p text:style-name="P1">1. Kas man nu bruoļa, kas maņ nu viņa? \\ Ka maņ nav sova meiluo draudzeņa.</text:p>
      <text:p text:style-name="P1">1. Kai narauduošu, kai napyuteišu, \\ Es vīna poša, kū lai es doru?</text:p>
      <text:p text:style-name="P1">1. Mežā ir putneņš, tam ir sovs draudzeņš. \\ Es vīna poša, kū lai es doru?</text:p>
      <text:p text:style-name="P1"/>
      <text:p text:style-name="P1">93. lpp.</text:p>
      <text:p text:style-name="P1">1 Byut' pi veira izguojuse</text:p>
      <text:p text:style-name="P1">1. Byut' pi veira izguojuse, \\ Kab na vīnas buobas pļaukšas, \\ Randik, rindik ratatā!</text:p>
      <text:p text:style-name="P1">1. Buobas pļaukšas papļaukšēja, \\ Ka es rasnu dzeju sprēžu.</text:p>
      <text:p text:style-name="P1">1. Tymsā sprēžu, naredzēju: \\ Kaida guoja, taidu grīžu.</text:p>
      <text:p text:style-name="P1">1. Loba gon(i) drēbe beja, \\ Ka nu Dīva veseleiba.</text:p>
      <text:p text:style-name="P1"/>
      <text:p text:style-name="P1">94. lpp.</text:p>
      <text:p text:style-name="P1">1 Atašīnes suseklis</text:p>
      <text:p text:style-name="P1">1. Moza beju gonūs guoju \\ Muolu nešu kuleitē. \\ Aijajā, rallalā, muolu nešu kuleitē.</text:p>
      <text:p text:style-name="P1">1. Atsasādu uz ceļmeņa, \\ Taisu mozu ciļvēceņ.</text:p>
      <text:p text:style-name="P1">1. Es redz;eju zaļā pļovā, \\ Divi putni keivējās.</text:p>
      <text:p text:style-name="P1">1. Lelais kuopā iz mozuo, \\ Mozais asti trycynoj.</text:p>
      <text:p text:style-name="P1">1. Bolta kēve strupu asti, \\ Tei bej loba muolu vest.</text:p>
      <text:p text:style-name="P1">1. Jauna meita kuplu prīšku, \\ Tei bej loba škiunī vest.</text:p>
      <text:p text:style-name="P1">1. Muote, muote meklej gona, \\ Es vairs cyukas naganeis'.</text:p>
      <text:p text:style-name="P1">1. Kaimiņ' puika Mikeļs sacēj', \\ Ka par sīvu ņemšut dreiž.</text:p>
      <text:p text:style-name="P1"/>
      <text:p text:style-name="P1">95. lpp.</text:p>
      <text:p text:style-name="P1">1 Čī, čī, Anneit</text:p>
      <text:p text:style-name="P1">1. Čī, čī, Anneit, tuo tev(i) vajag, \\ Kam vedi Pīteri zam lozdu kryuma.</text:p>
      <text:p text:style-name="P1">1. Tī tev rīksteni, tī kūduleni, \\ Še zaļa zuoleite pazavupļuotīs.</text:p>
      <text:p text:style-name="P1">1. Kazaņa, uozeits mizeņu grauze, \\ Anneite Pīteram muteitis deva.</text:p>
      <text:p text:style-name="P1">1. Kur muna sveiteņa, kur capureite, \\ Jau mani aicynoj aļteņa dzartu.</text:p>
      <text:p text:style-name="P1"/>
      <text:p text:style-name="P1">96. lpp.</text:p>
      <text:p text:style-name="P1">1 Es bej' loba īmetēja</text:p>
      <text:p text:style-name="P1">1. Es bej' loba īmetēja, \\ Tū ni vīnam nanūlīdžu. \\ Oi, lillā, lillā, \\ Tū ni vīnam nanūlīdžu.</text:p>
      <text:p text:style-name="P1">1. Es nūdzēru bruoleišam(i) \\ treju godu kumeleņu.</text:p>
      <text:p text:style-name="P1">1. Treju godu kumeleņu, \\ Stallī malnu sprūgaineiti.</text:p>
      <text:p text:style-name="P1">1. Kurs puiseits(i) mani ņēma, \\ Lai pa prīšku bryusi taisa.</text:p>
      <text:p text:style-name="P1">1. Lai es varu bryuža durvis \\ Ik reiteņu vyrynuot(i).</text:p>
      <text:p text:style-name="P1"><text:soft-page-break/>1. Bryuža durvis vyrynuot(i), \\ Bryuža prīškā grūzeitīs(i).</text:p>
      <text:p text:style-name="P1">1. Bryuža prīškā grūzeitīs(i), \\ Jaunus puišus kaitynuot(i).</text:p>
      <text:p text:style-name="P1"/>
      <text:p text:style-name="P1">97. lpp.</text:p>
      <text:p text:style-name="P1">1 Pyrnūdiņa, ūtardiņa</text:p>
      <text:p text:style-name="P1">1. Pyrnūdiņa, ūtardiņa, \\ Tei bej meitu puču dīna.</text:p>
      <text:p text:style-name="P1">1. Pyrmūdini rūzes sēju, \\ Ūtardiņ(i) maganenis.</text:p>
      <text:p text:style-name="P1">1. Trešdiņ tāvs(i) olu dara, \\ Es yudiņa nesējeņa.</text:p>
      <text:p text:style-name="P1">1. Caturdiņ(i) tērgā brauču, \\ Pērku zeiļu vainadzeņ'.</text:p>
      <text:p text:style-name="P1">1. Pīktuo dīneņa nūguoja \\ Ar Laimeņu runojūt.</text:p>
      <text:p text:style-name="P1">1. Sastdiņ muote pyury lykam \\ ES stuovēju rauduodam'.</text:p>
      <text:p text:style-name="P1">1. Svātdiņ brauču kuozys dzert(i) \\ Ar sovim(i) buolenim.</text:p>
      <text:p text:style-name="P1"/>
      <text:p text:style-name="P1">98. lpp.</text:p>
      <text:p text:style-name="P1">1 Rudzu molu es nūguoju</text:p>
      <text:p text:style-name="P1">1. Rudzu molu es nūguoju \\ Rudzu zīdu vārdamuos.</text:p>
      <text:p text:style-name="P1">1. Cyts bej' bolts, cyts palāks(i), \\ Vysim zīdi aileņā.</text:p>
      <text:p text:style-name="P1">1. Zīdi, zīdi rudzu vuorpa \\ Deveņom aileņom.</text:p>
      <text:p text:style-name="P1">1. Muni bruoli klēti taisa \\ Devenim orūdim.</text:p>
      <text:p text:style-name="P1">1. Taisit, bruoli, kū taisit(i), \\ Uztaistit(i) ustabeņ.</text:p>
      <text:p text:style-name="P1">1. Uztaisit(i) uztabeņu \\ Ar trejom(i) durovom.</text:p>
      <text:p text:style-name="P1">1. Zalta <text:s text:c="2"/>sīnys, vara greida, \\ Sudrabeņa stendereits.</text:p>
      <text:p text:style-name="P1">1. Pa vīnom()i saule lēce, \\ Pa ūtrom(i) nūrītēj'.</text:p>
      <text:p text:style-name="P1">1. Pa trešom(i) es izguoju, \\ Golvā miršu vainadzeņ'.</text:p>
      <text:p text:style-name="P1"/>
      <text:p text:style-name="P1">99. lpp.</text:p>
      <text:p text:style-name="P1">1 Oi, Dīveni, soldons ols</text:p>
      <text:p text:style-name="P1">1. Oi, Dīveni, soldons ols(i), \\ Pamateigai vysa beja.</text:p>
      <text:p text:style-name="P1">1. Bryuvers sovu ļaudaveņu \\ Pi kubula nubučuoja.</text:p>
      <text:p text:style-name="P1">1. Kam maņ sēt(i) teirumeņu, \\ Ka jam zaļam nazaļuot.</text:p>
      <text:p text:style-name="P1">1. Kam maņ jimt(i) ļaudaveņu, \\ Ka maņ mīli nadzeivuot.</text:p>
      <text:p text:style-name="P1"/>
      <text:p text:style-name="P1">100. lpp.</text:p>
      <text:p text:style-name="P1">1 Kam, māmeņa, tu audzēji</text:p>
      <text:p text:style-name="P1">1. Kam, māmeņa, tu audzēji \\ Zaļu bērzi pogolmā.</text:p>
      <text:p text:style-name="P1">1. Es gulēju dīnys vydu, \\ Sabrauc tautys pogolmā.</text:p>
      <text:p text:style-name="P1">1. Ai, māmeņa, slēp kauneņ', \\ Soki rūžu duorzeņā.</text:p>
      <text:p text:style-name="P1">1. Boltys rūzes ravējūt, \\ Maganeņas aplaistūt.</text:p>
      <text:p text:style-name="P1">1. Ai, māmeņa, ai, māmeņa, \\ Voi es tavim apnykus'?</text:p>
      <text:p text:style-name="P1">1. Kam tu mani atvēlēji \\ Taidam krūga dzāruojam?</text:p>
      <text:p text:style-name="P1">1. Ai, meitiņa, ai, meitiņa, \\ Voi es tauty aicynuoju?</text:p>
      <text:p text:style-name="P1">1. Aicyn' tova loba slova, \\ Tovs daiļais(i) augumeņš.</text:p>
      <text:p text:style-name="P1"/>
      <text:p text:style-name="P1">101. lpp.</text:p>
      <text:p text:style-name="P1">1 Voi egle, egle</text:p>
      <text:p text:style-name="P1">1. Voi egle, egle, \\ Kam nazaļuoji?</text:p>
      <text:p text:style-name="P1">1. Kai maņ bej zaļuot, \\ Sakneitis kolta.</text:p>
      <text:p text:style-name="P1">1. Voi muosa, muosa, \\ Kam naļūstēji?</text:p>
      <text:p text:style-name="P1">1. Kai maņ berj ļusteit \\ Osoru dīnuos.</text:p>
      <text:p text:style-name="P1">1. Osoru dīnuos(i) \\ Tauteņuos juoīt.</text:p>
      <text:p text:style-name="P1"/>
      <text:p text:style-name="P1">102. lpp.</text:p>
      <text:p text:style-name="P1"><text:soft-page-break/>1 Rudiņs īt</text:p>
      <text:p text:style-name="P1">1. Rudens īti, rudens īti \\ Dzaltonomi lapeņom(i).</text:p>
      <text:p text:style-name="P1">1. Kreit lapeņas čauksteidamys, \\ Īt meiteņas rauduodamys.</text:p>
      <text:p text:style-name="P1">1. Knapi kryta kļova lopa, \\ Kur augdama bryuzējuos.</text:p>
      <text:p text:style-name="P1">1. Na tī deve bruoli muosu, \\ Kur dūmuoja dzeivuodam'.</text:p>
      <text:p text:style-name="P1"/>
      <text:p text:style-name="P1">104. lpp.</text:p>
      <text:p text:style-name="P1">1 Šūreit suorta saule lēce</text:p>
      <text:p text:style-name="P1">1. Šūreit suorta saule lēce, \\ maņ māmeņa mudynuoj.</text:p>
      <text:p text:style-name="P1">1. Celīs, meiteņ, šūreit agri, \\ Puškoj sovu vainadzeņ'.</text:p>
      <text:p text:style-name="P1">1. Dzīduodama appuškuoju, \\ Rauduodama golvā lyl'.</text:p>
      <text:p text:style-name="P1">1. Škeite mani muomuleņa \\ Divys reizes myužeņā.</text:p>
      <text:p text:style-name="P1">1. Vīnu reizi mozu škeire, \\ Ūtru lelu īguojus'.</text:p>
      <text:p text:style-name="P1">1. Lobuok saule nalākuse, \\ Nakai tyucē īguojus'.</text:p>
      <text:p text:style-name="P1">1. Lobuok byuty naauguse, \\ Na dzēruoja leigaveņ'.</text:p>
      <text:p text:style-name="P1">1. Dzāruojeņa leigaveņa \\ Ik vokoru gauži raud.</text:p>
      <text:p text:style-name="P1"/>
      <text:p text:style-name="P1">105. lpp.</text:p>
      <text:p text:style-name="P1">1 Maņ Laimeņa nūlykuse</text:p>
      <text:p text:style-name="P1">1. Maņ Laimeņa nūlykuse \\ šūgod īti tauteņuos.</text:p>
      <text:p text:style-name="P1">1. Soka Laime uz manim: \\ Meiteņ, mīdzeņa naguļ'.</text:p>
      <text:p text:style-name="P1">1. Odi cymdus, odi zekis, \\ Vyllaineitis balynoj.</text:p>
      <text:p text:style-name="P1">1. Jau tautīša kumeleņš(i) \\ Mauur myna pogolmā.</text:p>
      <text:p text:style-name="P1">1. Tautīts sēd komonuos(i), \\ Gaida mani izejūt.</text:p>
      <text:p text:style-name="P1">1. Es atstuoju sov muomeņu \\ Kai biteiti sanejūt.</text:p>
      <text:p text:style-name="P1">1. Vējeņs puškus pleivynuoja, \\ Zvonus vīn(i) skandynuoj'.</text:p>
      <text:p text:style-name="P1">1. Pādejuo maņ dīneņa \\ Pi sovom(i) muoseņom.</text:p>
      <text:p text:style-name="P1">1. Pādejuo(i) maņ dīneņa \\ Pi sovys(i) muomuleņ's.</text:p>
      <text:p text:style-name="P1"/>
      <text:p text:style-name="P1">106. lpp.</text:p>
      <text:p text:style-name="P1">1 Aiz azara malni meži</text:p>
      <text:p text:style-name="P1">1. Aiz azara malni meži, bolti zīdeni zīdēj'. \\ Puorceļ mani buoleleni, lai es veju vainadzeņ'.</text:p>
      <text:p text:style-name="P1">1. Zīdi poši uzzīdēja, es nūveju vainadzeņ'; \\ ES nūveju vainadzeņu jaunuokai(i) muoseņai.</text:p>
      <text:p text:style-name="P1">1. Zīd rūzeitis, maganenis šeit pādejā vasareņ'; \\ Šeitttttt pādejuo vasareņa, sorkons rūžu vainadzeņ'.</text:p>
      <text:p text:style-name="P1">1. Zīdi, zīdi, uoru pļova, <text:s/>es jau vaira nazīdēš'; \\ Muni zīdeni sabyra tautu golda galeņā.</text:p>
      <text:p text:style-name="P1">1. Aiz azara augsti kolni, nūlaidoni teirumeņ'; \\ Tīm vajaga sērmu zyrgu, gudru veiru oruojeņ'.</text:p>
      <text:p text:style-name="P1"/>
      <text:p text:style-name="P1">107. lpp.</text:p>
      <text:p text:style-name="P1">1 Īšu, skrīšu, te nabyušu</text:p>
      <text:p text:style-name="P1">1. Īšu, skrīšu, te nabyušu, \\ Te namuna sāta.</text:p>
      <text:p text:style-name="P1">1. Te malna maizeite, \\ Tuos pat maņ žāl(a).</text:p>
      <text:p text:style-name="P1">1. Īšu, skrīšu uz māmeņu, \\ Sovu rūžduorzeņu.</text:p>
      <text:p text:style-name="P1">1. Tī kyukuošu, tī rauduošu \\ Ceļšu muomuleņu.</text:p>
      <text:p text:style-name="P1">1. Izīt muna muomuleņa \\ Nu jaunuos klētenis.</text:p>
      <text:p text:style-name="P1">1. Rūcenis, rūcenis luazeidama \\ Sovys lauzeidama.</text:p>
      <text:p text:style-name="P1">1. Raud galveņu \\ Sovu sajāmuse.</text:p>
      <text:p text:style-name="P1">1. Celitēs, celitēs, \\ Jyus, bērneni muni!</text:p>
      <text:p text:style-name="P1">1. Pazaklausit, pazaklausit, \\ Kur kyukoj dzagyuzeite.</text:p>
      <text:p text:style-name="P1">1. Tei nabeja dzagyuzeite, \\ Tei bej' myusu muosa.</text:p>
      <text:p text:style-name="P1">1. Osorysm osorysm \\ Bāduos nūleikuse.</text:p>
      <text:p text:style-name="P1">1. Nu svešuos puseites, \\ Nu borgūs tauteņu.</text:p>
      <text:p text:style-name="P1"/>
      <text:p text:style-name="P1"><text:soft-page-break/>108. lpp.</text:p>
      <text:p text:style-name="P1">1 Kur tu īsi, buoleni</text:p>
      <text:p text:style-name="P1">1. Kur tu īsi, buoleni, \\ boltys kuojenis apuovis.</text:p>
      <text:p text:style-name="P1">1. Īš' muosenis apsavārtu, \\ Kai dzeivuoja tauteņuos.</text:p>
      <text:p text:style-name="P1">1. Da pus' ceļa nadajoju, \\ Nūzazvīdze kumelen(i)s.</text:p>
      <text:p text:style-name="P1">1. Pi vuortim nadaguoju, \\ Iztak muosa rauduodama.</text:p>
      <text:p text:style-name="P1">1. Sok', muoseņa, kuo tu raudi, \\ Kas tev' gauži raudynuoja?</text:p>
      <text:p text:style-name="P1">1. Tys maņ' gauži raudynuoja, \\ Kas nūjēme vainadzeņu.</text:p>
      <text:p text:style-name="P1">1. Svager, šeļma, izej uorā, \\ Maņ ar tevi juorunoj(i).</text:p>
      <text:p text:style-name="P1">1. Tovs kakleņš(i), muns zūbyns(i), \\ Kam muoseņu raudynuoji.</text:p>
      <text:p text:style-name="P1">1. Bruoleits dzagyzi izdzērda - \\ Voi nev myusu muosa.</text:p>
      <text:p text:style-name="P1">1. Jo tu esi myusu muosa, \\ Skrīn iz tāvu sātu.</text:p>
      <text:p text:style-name="P1">1. Jo tu esi dzagyuzeite, \\ Kyukoj zaļā mežā.</text:p>
      <text:p text:style-name="P1"/>
      <text:p text:style-name="P1">109. lpp.</text:p>
      <text:p text:style-name="P1">1 Kū es beju sarībuse</text:p>
      <text:p text:style-name="P1">1. Kū es beju sarībuse \\ Sovai eistai māmeņa(i).</text:p>
      <text:p text:style-name="P1">1. Ņyu jei mani tuoli deve \\ Svešim ļaudim ryudynuot.</text:p>
      <text:p text:style-name="P1">1. Māmeņ munu, māmuleņu, \\ Tu maņ' mozu auklējuse.</text:p>
      <text:p text:style-name="P1">1. Tu sacēji aukleidama: \\ Izaugs manim vīgla dīna.</text:p>
      <text:p text:style-name="P1">1. Ņyu t usovu vīglu dīnu \\ Pa vuotim(i) pavadeisi.</text:p>
      <text:p text:style-name="P1">1. Kū es beju sarībuse \\ Sovam eistam tēteišam.</text:p>
      <text:p text:style-name="P1">1. Ņyu jys mani tuoli deve, \\ Svešom tautom ryudynuot.</text:p>
      <text:p text:style-name="P1">1. Tēteiti munu, tēteiti, \\ Tu maņ kuori šyupeleiti.</text:p>
      <text:p text:style-name="P1">1. Tu sacēji šyupuodams(i): \\ Izaugs manim vīgla dīna.</text:p>
      <text:p text:style-name="P1">1. Ņyu tu sovu vīglu dīnu \\ Pa vuortim(i) pavadeisi.</text:p>
      <text:p text:style-name="P1">1. Kū es beju sarībusi \\ Sovim eistīm bruoleišim.</text:p>
      <text:p text:style-name="P1">1. Bruoleiši muni, bruoleiši, \\ Bīžuok cīmā atbraucit.</text:p>
      <text:p text:style-name="P1">1. Redzit munu vuorgu dzeivi \\ Dzagyuzeite atsyutot(i).</text:p>
      <text:p text:style-name="P1">1. Dzagyuzeite žāls putneņš, \\ Žālabenis maņ aizdeve.</text:p>
      <text:p text:style-name="P1">1. Dzagyuzeite aizkyukuoja, \\ Tod es gauži aizrauduoju.</text:p>
      <text:p text:style-name="P1"/>
      <text:p text:style-name="P1">110. lpp.</text:p>
      <text:p text:style-name="P1">1 Avīšas, upenes iudiņs apjēme</text:p>
      <text:p text:style-name="P1">1. Avīšas, upenes \\ Iudiņs apjēme, \\ Ai, ļauvai, ļuvai, ļuvai \\ Iudiņs apjēme.</text:p>
      <text:p text:style-name="P1">1. Mani jaunu tāvs ar muotu \\ Tauteņuos atdeve.</text:p>
      <text:p text:style-name="P1">1. Palaizdami pīsacēja \\ Cīmā nastaiguot(i).</text:p>
      <text:p text:style-name="P1">1. Cīmā nesaitguot(i), \\ Kuoju nalauzēt(i).</text:p>
      <text:p text:style-name="P1">1. Dzeivuoju gadeņu, \\ Dzeivuoju ūtru.</text:p>
      <text:p text:style-name="P1">1. Trešājā gadeņā \\ Sajēmu pruotu.</text:p>
      <text:p text:style-name="P1">1. Puorzameju pāŗ dzagyusi, \\ Skrīn iz tāva sātu.</text:p>
      <text:p text:style-name="P1">1. Aizkyukuoju tāva sātu \\ Ar žēleigu bolsu.</text:p>
      <text:p text:style-name="P1">1. Moža main tāvs aizdzērss \\ Izkapteni kuldams.</text:p>
      <text:p text:style-name="P1">1. Tāvs izkapti izkyuļa, \\ Mani nadzērdēja.</text:p>
      <text:p text:style-name="P1">1. Aizkyukuoju tāvu sātu \\ Ar žēleigu bolsu.</text:p>
      <text:p text:style-name="P1">1. Moža mani muote izdzērss \\ Brūkasts vuoreidama.</text:p>
      <text:p text:style-name="P1">1. Muote brūkasts izvuorēja, \\ Mani naizdzērda.</text:p>
      <text:p text:style-name="P1">1. Aizkyukuoju tāvu sātu \\ Ar žēleigu bolsu.</text:p>
      <text:p text:style-name="P1">1. Moža mani muosa izdzērss, \\ Rūzes ravādama.</text:p>
      <text:p text:style-name="P1">1. Muosa rūzes izravēja, \\ Mani naizdzērda.</text:p>
      <text:p text:style-name="P1">1. Aizkyukuoju tāvu sātu \\ Ar žēleigu bolsu.</text:p>
      <text:p text:style-name="P1">1. Moža mani bruoleits izdzērss, \\ Pa sadu staiguodams.</text:p>
      <text:p text:style-name="P1"><text:soft-page-break/></text:p>
      <text:p text:style-name="P1">111. lpp.</text:p>
      <text:p text:style-name="P1">1 Es ar sovu veireņu</text:p>
      <text:p text:style-name="P1">1. Es ar sovu veireņu - reizē, reizē. \\ Jis iz dorbu, es iz cepļa - reizē, reizē.</text:p>
      <text:p text:style-name="P1">1. Es ar sovu veirenu - reizē, reizē. \\ Jys nu dorba, es nu cepļa – reizē, reizē.</text:p>
      <text:p text:style-name="P1">1. Es ar sovu veirenu - reizē, reizē. \\ Jys iz krūgu, es pa prīšku – reizē, reizē.</text:p>
      <text:p text:style-name="P1">1. Es ar sovu veirenu - reizē, reizē. \\ Jys nu krūga, es pakali – reizē, reizē.</text:p>
      <text:p text:style-name="P1">1. Es ar sovu veirenu - reizē, reizē. \\ Jys pi golda, es pi golda – reizē, reizē.</text:p>
      <text:p text:style-name="P1">1. Es ar sovu veirenu - reizē, reizē. \\ Jys nu golda, es nu golda – reizē, reizē.</text:p>
      <text:p text:style-name="P1">1. Es ar sovu veirenu - reizē, reizē. \\ Jys iz gultu, es jau gultā – reizē, reizē.</text:p>
      <text:p text:style-name="P1">1. Es ar sovu veirenu - reizē, reizē. \\ Jys zem deča, es zam deča – reizē, reizē.</text:p>
      <text:p text:style-name="P1"/>
      <text:p text:style-name="P1">112. lpp.</text:p>
      <text:p text:style-name="P1">1 Kū es beju sarībuse</text:p>
      <text:p text:style-name="P1">1. Kū es beju sarībuse, oi, sarībuse \\ Sovai eistai māmeņai, oi, māmeņai.</text:p>
      <text:p text:style-name="P1">1. Ka jai mani tautom deve, oi tautom deve, \\ Svešim ļaudim ryudynuot(i)m ryudynuot.</text:p>
      <text:p text:style-name="P1">1. Buoleni, muni buoleni, \\ Vedit mani atpakaļ.</text:p>
      <text:p text:style-name="P1">1. Muoseņa, muna muoseņa, \\ Nāsi vaira nūvadama.</text:p>
      <text:p text:style-name="P1">1. Jo tev byus(i) loba dzeive, \\ Īsim tevi apraudzeit.</text:p>
      <text:p text:style-name="P1">1. Jo tev byus(i) gryuta dzeive, \\ Nūsyuteisim dzagyuzeiti.</text:p>
      <text:p text:style-name="P1">1. Buoleni, muni buoleni, \\ Dzagyuzeiti nasyutit(i).</text:p>
      <text:p text:style-name="P1">1. Dzagyuzeite žēleigs putns, \\ Dzīd pūreņa maleņā(i).</text:p>
      <text:p text:style-name="P1">1. Dzīd pūreņa maleņā, \\ Mani gaužy raudynoj.</text:p>
      <text:p text:style-name="P1"/>
      <text:p text:style-name="P1">113. lpp.</text:p>
      <text:p text:style-name="P1">1 Es nabeju dūmuojuse</text:p>
      <text:p text:style-name="P1">1. Es nabeju dūmuojuse, \\ Kū Laimeņa guoduojuse? \\ Oi, Laimeņa, muomuleite, \\ Kū Laimeņa guoduojus'!</text:p>
      <text:p text:style-name="P1">1. Voi te mani vējš atpyute, \\ Yudiņs(i) atleiguoja.</text:p>
      <text:p text:style-name="P1">1. Tī tautīša mīli vuordi, \\ Sērmī bārī kumeleni.</text:p>
      <text:p text:style-name="P1">1. Ira loba šei vīteņa, \\ Ir teikams(i) oruojenš.</text:p>
      <text:p text:style-name="P1"/>
      <text:p text:style-name="P1">114. lpp.</text:p>
      <text:p text:style-name="P1">1 Nikod saule nav cik sylta</text:p>
      <text:p text:style-name="P1">1. Nikod saule nav cik sylta, \\ Kai ir sylta pavasar.</text:p>
      <text:p text:style-name="P1">1. Nikod tautys nav tik meilys, \\ Kai ir meilys precejūt.</text:p>
      <text:p text:style-name="P1">1. Pyrmajā(i) gadeņā \\ Iz rūcenis guldynoj.</text:p>
      <text:p text:style-name="P1">1. Ūtrajā(i), trešajā \\ Naļaun gultys maleņā.</text:p>
      <text:p text:style-name="P1">1. Boltu krekleņu apvylku, \\ Malns palyka nosojūt.</text:p>
      <text:p text:style-name="P1">1. Lobu ļaužu bērneņš beju, \\ Slykts palyku dzeivojūt.</text:p>
      <text:p text:style-name="P1">1. Jam māmeņa atpakaļ, \\ Nabyus ļaužu volūdeņ'.</text:p>
      <text:p text:style-name="P1">1. Nabyus ļaužu voludeņu, \\ Nabyus gaužu asareņ'.</text:p>
      <text:p text:style-name="P1"/>
      <text:p text:style-name="P1">115. lpp.</text:p>
      <text:p text:style-name="P1">1 Nataki spūleite</text:p>
      <text:p text:style-name="P1">1. Nataki spūleite bez skrīmesteņa, \\ Naīšu tauteņuos bez buoleleņa.</text:p>
      <text:p text:style-name="P1">1. Kas munu vaiņuku atpakaļ nūness? \\ Nūnese buoleleņš zūbyna golā.</text:p>
      <text:p text:style-name="P1">1. Ai, buoleņ, buoleņ, kur lyki vaiņuku? \\ Nūnešu, īlyku māmeņai klēpī.</text:p>
      <text:p text:style-name="P1">1. Ai, māmeņ, māmeņ, kur lyki vaiņuku? \\ Nūnešu, īlyku rūzeišu duorzā.</text:p>
      <text:p text:style-name="P1">1. Raud tovys rūženis, raud maganenis, \\ Nav(a), kas palej, nav(a), kas ravej. </text:p>
      <text:p text:style-name="P1"/>
      <text:p text:style-name="P1">116. lpp.</text:p>
      <text:p text:style-name="P1"><text:soft-page-break/>1 Oi, Dīveni, kū darēšu</text:p>
      <text:p text:style-name="P1">1. Oi, Dīveni, kū darēšu, soka mani – dzāruoj' sīv. \\ Jimšu sovu vaiņuceņu, kuoršu nīdres galeņā.</text:p>
      <text:p text:style-name="P1">1. Jimšu sovu gredzenteņu – svīsšu upes dybynā; \\ Poša taku upeitē, raudiveišu puļceņā.</text:p>
      <text:p text:style-name="P1">1. Lobuok upis raudiveite, na dzāruoja leigaveņ'; \\ Yudiņs vīgli vyzynuoja, dzāruojs gauži raudynuoj'.</text:p>
      <text:p text:style-name="P1"/>
      <text:p text:style-name="P1">117. lpp.</text:p>
      <text:p text:style-name="P1">1 Aiz upeitis es izaugu</text:p>
      <text:p text:style-name="P1">1. Aiz upeitis es izaugu, \\ puor upeiti maņ aizved.</text:p>
      <text:p text:style-name="P1">1. Palīk muni buoleleni \\ Upmolā(i) rauduodam'.</text:p>
      <text:p text:style-name="P1">1. Sauc pa vordam maņ ir byutu: \\ Es, muoseņa, atpakaļ.</text:p>
      <text:p text:style-name="P1">1. Bruoleit munu, mīlū, boltū, \\ Es naīšu atpakaļ(i).</text:p>
      <text:p text:style-name="P1">1. Es naīšu atkapaļ(i), \\ Slykta tova leigaveņ'.</text:p>
      <text:p text:style-name="P1">1. Ej, muoseņa, atpakaļ(i), \\ Ruošu sovu leigaveņ'.</text:p>
      <text:p text:style-name="P1">1. Tu ruoj sovu leigaveņu, \\ Maņ nabyus(i) dzeivuošon'.</text:p>
      <text:p text:style-name="P1">1. Es muoseņa laiceņam(i), \\ Leigaveņa myužeņam.</text:p>
      <text:p text:style-name="P1"/>
      <text:p text:style-name="P1">118. lpp.</text:p>
      <text:p text:style-name="P1">1 <text:s/>Zeile zini nese</text:p>
      <text:p text:style-name="P1">1. Muoseņ zeiļe zini nese, \\ Īt tautomi atsaceit.</text:p>
      <text:p text:style-name="P1">1. Tu zeileitis naklausēji, \\ Ar tautom(i) saderēj'.</text:p>
      <text:p text:style-name="P1">1. Tautys tevi ryudynuos(i), \\ Cik dīnenis maldynuos(i).</text:p>
      <text:p text:style-name="P1">1. Tu sacēji rauduodama: \\ Laidit mani iz māmeņ'.</text:p>
      <text:p text:style-name="P1">1. Tymsu nakšu nazabeidu, \\ Iz māmeņu nūtecēju.</text:p>
      <text:p text:style-name="P1"/>
      <text:p text:style-name="P1">119. lpp.</text:p>
      <text:p text:style-name="P1">1 Paīsim mēs, muosenis</text:p>
      <text:p text:style-name="P1">1. Paīsim mēs, muosenis, \\ Pa upis maleņu.</text:p>
      <text:p text:style-name="P1">1. Tyma upis maleņa \\ Auga apeineitis.</text:p>
      <text:p text:style-name="P1">1. Paškiusim apeiņus \\ Lobus da smuordeigus.</text:p>
      <text:p text:style-name="P1">1. Padareisim aleņu \\ Soldonu da gordu.</text:p>
      <text:p text:style-name="P1">1. Papraseiš' es gasteņus \\ Skaistus da bogotus.</text:p>
      <text:p text:style-name="P1">1. Papraseiš' es māmeņas \\ Sovys šū vokori.</text:p>
      <text:p text:style-name="P1">1. Ēdi, dzeri, māmeņa, \\ Reitā brauc iz sātu.</text:p>
      <text:p text:style-name="P1">1. Kam tu mani atdevi \\ Tuolejuos tauteņuos.</text:p>
      <text:p text:style-name="P1">1. Tuolejuos tauteņuos \\ Pi sveša puiškina.</text:p>
      <text:p text:style-name="P1">1. Tai es gryuši pyušu, \\ Kai bolūdeits.</text:p>
      <text:p text:style-name="P1">1. Tai es nūbuolēju, \\ Kai rudiņa zuole.</text:p>
      <text:p text:style-name="P1"/>
      <text:p text:style-name="P1">120. lpp.</text:p>
      <text:p text:style-name="P1">1 Eima, eima, muosenis</text:p>
      <text:p text:style-name="P1">1. Eima, eima, muosenis \\ Pa upeitis molu.</text:p>
      <text:p text:style-name="P1">1. Tymā upis molā \\ Auga apeineiši.</text:p>
      <text:p text:style-name="P1">1. Paškynu apeiņu \\ Zaļu da smuordeigu.</text:p>
      <text:p text:style-name="P1"/>
      <text:p text:style-name="P1">121. lpp.</text:p>
      <text:p text:style-name="P1">1 Pūri, pūri, meži, meži</text:p>
      <text:p text:style-name="P1">1. Pūri, pūri, meži, meži, \\ Kur muoseņu izdevām(i).</text:p>
      <text:p text:style-name="P1">1. Nav nivīnys uoru pļovys, \\ Kur teleišu pagaleit.</text:p>
      <text:p text:style-name="P1">1. Osa, osa pūra zuole, \\ Aiz osuma nazīdēja.</text:p>
      <text:p text:style-name="P1">1. Borga, borga sveša muote, \\ Aiz borguma narunuoja.</text:p>
      <text:p text:style-name="P1"/>
      <text:p text:style-name="P1"><text:soft-page-break/>122. lpp.</text:p>
      <text:p text:style-name="P1">1 Iz māmeņu gostūs guoju</text:p>
      <text:p text:style-name="P1">1. Iz māmeņu gostūs guoju, \\ Ceļa labi nazynuoju.</text:p>
      <text:p text:style-name="P1">1. Zeile manim ceļu ruoda, \\ Laksteigola rosu trauce.</text:p>
      <text:p text:style-name="P1">1. Rīksti, rīksti, ūgys, ūgys, \\ Lela ceļa maleņā,</text:p>
      <text:p text:style-name="P1">1. Iz māmeņu staiguodama \\ Pa vīnai(i) izlasēju.</text:p>
      <text:p text:style-name="P1">1. Ik vokorus laksteigola \\ Trīc bērzeitis zareņūs.</text:p>
      <text:p text:style-name="P1">1. Ik vokoru muomuleņa \\ Gaida mani atejūt.</text:p>
      <text:p text:style-name="P1"/>
      <text:p text:style-name="P1">123. lpp.</text:p>
      <text:p text:style-name="P1">1 Kam, māmeņa, man auklēji</text:p>
      <text:p text:style-name="P1">1. Kam, māmeņa, man auklēji, \\ Kam tik daiļu audzynuoj.</text:p>
      <text:p text:style-name="P1">1. Kam tu mani atvēlēji \\ Taidam krūga dzāruojam?</text:p>
      <text:p text:style-name="P1">1. Lobuok mani muote mozu \\ Byutu dzelmē īsvīdus'.</text:p>
      <text:p text:style-name="P1">1. Nakai lelu izaudzejūt, \\ Pi dzāruoja atdavus'.</text:p>
      <text:p text:style-name="P1">1. Syltais yudiņs azarā, \\ Pūsta dzeive dzāruojam.</text:p>
      <text:p text:style-name="P1"/>
      <text:p text:style-name="P1">124. lpp.</text:p>
      <text:p text:style-name="P1">1 Dzāruojeņš(i) bādojās</text:p>
      <text:p text:style-name="P1">1. Dzāruojeņš(i) bāduojuosi, \\ Kur byus jimti ļaudaveņ.</text:p>
      <text:p text:style-name="P1">1. Iz azara bolta puče, \\ Tei dzēruoja ļaudaveņa.</text:p>
      <text:p text:style-name="P1">1. Bolta puče atsacēja, \\ Lobuok grymstu dybynā.</text:p>
      <text:p text:style-name="P1">1. Dybynā(i) sylts yudiņs(i), \\ Pi dzāruoja gryuta dzeive.</text:p>
      <text:p text:style-name="P1"/>
      <text:p text:style-name="P1">125. lpp.</text:p>
      <text:p text:style-name="P1">1 Gaška, ej iz sātu</text:p>
      <text:p text:style-name="P1">1. Gaška, ej iz sātu, \\ Veirs tovs saslimis. \\ Pīdz. Šytū gluozeit, vēl vīn' gluozeit, \\ Tod es īš' iz sātu.</text:p>
      <text:p text:style-name="P1">1. Gaška, ej iz sātu - \\ Veirs tovs zemē mērst. \\ Pīdz. </text:p>
      <text:p text:style-name="P1">1. Gaška, ej iz sātu - \\ Veirs jau nūmiris. \\ Pīdz. </text:p>
      <text:p text:style-name="P1">1. Gaška, ej iz sātu - \\ Veiru iz kopim vad. \\ Pīdz. </text:p>
      <text:p text:style-name="P1">1. Gaška, ej iz sātu - \\ Veirs jau apgobuots. \\ Pīdz. </text:p>
      <text:p text:style-name="P1">1. Gaška, ej iz sātu - \\ Precinīki brauc. \\ Pīdz. Kur mun' sūmeņ', kur muns širmeits – \\ Palākdama skrīšu.</text:p>
      <text:p text:style-name="P1"/>
      <text:p text:style-name="P1">126. lpp.</text:p>
      <text:p text:style-name="P1">1 <text:s/>Palaid, palaid, vaciņkais</text:p>
      <text:p text:style-name="P1">Pīdz. Palaid, palaid, vaciņkais,\\ Pa ūļneicu pagūļuot.</text:p>
      <text:p text:style-name="P1">1. Ni es tevi laisšu, \\ Ni es pats īšu.</text:p>
      <text:p text:style-name="P1">1. Īmīļuos jaunu, \\ Mani vac' atstuosi,</text:p>
      <text:p text:style-name="P1">1. Es tev pērkšu sukni \\ I malnu kažuku.</text:p>
      <text:p text:style-name="P1">1. Ni maņ tovys suknis vāg, \\ Ni tova kažuka.</text:p>
      <text:p text:style-name="P1">1. Es vēļ jauna meiteneite, \\ Es vēļ grybu pagūļuot.</text:p>
      <text:p text:style-name="P1">1. Es tev pērkšu mīstu, \\ I tū zaļū sadu.</text:p>
      <text:p text:style-name="P1">1. Ni maņ tova mīsta vāg, \\ Ni tov zaļuo sada.</text:p>
      <text:p text:style-name="P1">1. Tu vacs kai bess, \\ Tovs sads kai mežs.</text:p>
      <text:p text:style-name="P1"><text:s/></text:p>
      <text:p text:style-name="P1">127. lpp.</text:p>
      <text:p text:style-name="P1">1 Cylpu, cylpu začeits lēce</text:p>
      <text:p text:style-name="P1">1. Cylpu, cylpu začeits lēce \\ Nu opora oporā.</text:p>
      <text:p text:style-name="P1">1. Tai cylpuoja dālu muote - \\ <text:s/>Dālam sīvys maklādam'.</text:p>
      <text:p text:style-name="P1">1. Dāls iz cepļa gulādams \\ Ausis vīn(i) škurynuoja.</text:p>
      <text:p text:style-name="P1"><text:soft-page-break/>1. Dālu muote, meitu muote, \\ Obi divi līlējuos.</text:p>
      <text:p text:style-name="P1">1. Tai pat beja dālu muotei \\ Meitu muoti juosalyudz.</text:p>
      <text:p text:style-name="P1">1. Dālu muoti suni rēje \\ pa pogolmu īejūt.</text:p>
      <text:p text:style-name="P1">1. Meitu muote nūsasmēje \\ Pa lūdzeņu vārdamuos.</text:p>
      <text:p text:style-name="P1">1. Meitu muote meitiņuos \\ Kai līpeņa līpeņuos.</text:p>
      <text:p text:style-name="P1">1. Dālu muote vadakluos \\ Kai ērkškeižu kryumeņūs.</text:p>
      <text:p text:style-name="P1">1. Audzej muote tu meitiņu, \\ Lic dēleņu pazūlē.</text:p>
      <text:p text:style-name="P1">1. Nu meitiņas vīglys dīnys, \\ Nu dēleņa asarenis.</text:p>
      <text:p text:style-name="P1"/>
      <text:p text:style-name="P1">128. lpp.</text:p>
      <text:p text:style-name="P1">1 Es sovai māneņai</text:p>
      <text:p text:style-name="P1">1. Es sovai māneņai \\ Niko loba nadarēju.</text:p>
      <text:p text:style-name="P1">1. Izaugdama gonūs guoju, \\ Izauguse tauteņuos.</text:p>
      <text:p text:style-name="P1">1. Izguojuse <text:s/>tauteņuos(i), \\ Gaidu sovu muomuleņu.</text:p>
      <text:p text:style-name="P1">1. Skrīn, biteite, iz tū molu, \\ Kur ir muan muomuleņa.</text:p>
      <text:p text:style-name="P1">1. Aiznes munai muomuleņai \\ Symtu lobu vakareņu.</text:p>
      <text:p text:style-name="P1">1. Ūtru symtu tēteišam(i) \\ Par šyupuļā kuorumeņu.</text:p>
      <text:p text:style-name="P1"/>
      <text:p text:style-name="P1">129. lpp.</text:p>
      <text:p text:style-name="P1">1 Vysi muni rodi rauda</text:p>
      <text:p text:style-name="P1">1. Vysi muni rodi rauda, \\ Ka es kolpa leigaveņ.</text:p>
      <text:p text:style-name="P1">1. Kū raudat(i) jyus radeni, \\ Ka es poša narauduoj'.</text:p>
      <text:p text:style-name="P1">1. Ka es poša narauduoju \\ Ar kaļpeņu darādam'.</text:p>
      <text:p text:style-name="P1">1. Daža loba saimineica \\ Cymdā slauka asareņ's.</text:p>
      <text:p text:style-name="P1">1. Daža loba kolpa sīva \\ Cymdā naudu žvadzynuoj'.</text:p>
      <text:p text:style-name="P1"/>
      <text:p text:style-name="P1">130. lpp.</text:p>
      <text:p text:style-name="P1">1 Nadū Dīvs(i) veitulam</text:p>
      <text:p text:style-name="P1">1. Nadū Dīvs(i) veitulam(i) \\ Boltim zīdim nūzīdēt(i).</text:p>
      <text:p text:style-name="P1">1. Nadūd Dīvs(i) dzāruojam(i) \\ Nūjimt munu vainadzeņu.</text:p>
      <text:p text:style-name="P1">1. Dzāruojeņa ļaudaveņa \\ Ik vokoru gauži raud.</text:p>
      <text:p text:style-name="P1">1. Raud par veiru dzāruojeņu, \\ Raud par bāru kumeleņu.</text:p>
      <text:p text:style-name="P1">1. Aizdaguse garu skolu \\ Sēžu ilgi vokorā(i).</text:p>
      <text:p text:style-name="P1">1. Sēžu ilgi vokorā(i), \\ Gaidu krūga dzāruojeņu.</text:p>
      <text:p text:style-name="P1">1. Gaidu krūga dzēruojeņu \\ Nu krūdzeņa atejūt(i).</text:p>
      <text:p text:style-name="P1">1. Sadag muns(i) garais skols(i), \\ Eimu gulēt rauduodam'.</text:p>
      <text:p text:style-name="P1">1. Ni da gultys nadaguoju, \\ Syt pi lūga dzāruojeņš.</text:p>
      <text:p text:style-name="P1">1. Laid īkšā(i), ļaudaveņa, \\ Voi ir sylta ustabeņa.</text:p>
      <text:p text:style-name="P1">1. Taidam krūga dzāruojam(i) \\ Sylts celeņa maleņā.</text:p>
      <text:p text:style-name="P1">1. Akmiņs – meikstais spiļventeņš(i), \\ Dubli – boltais paladzeņš.</text:p>
      <text:p text:style-name="P1"/>
      <text:p text:style-name="P1">131. lpp.</text:p>
      <text:p text:style-name="P1">1 Vysys dīnenis zynuoju</text:p>
      <text:p text:style-name="P1">1. Vysys dīnenis zynuoju, \\ Treis dīneņu nazynuoju.</text:p>
      <text:p text:style-name="P1">1. Dzymstamuos, mērstamuos, \\ Ejamuos(i) tauteņuos.</text:p>
      <text:p text:style-name="P1">1. Ka zynuotu tū dīneņu, \\ Kuru dīnu tautys brauce.</text:p>
      <text:p text:style-name="P1">1. Lobuok byutu tū dīneņu \\ Zam egleitis sēdējus'.</text:p>
      <text:p text:style-name="P1">1. Lobuok muns vaiņuceņš \\ Ar skujeņom pībiris.</text:p>
      <text:p text:style-name="P1">1. Na kai muns bolts vaidzeņš \\ Ar osorom nūmozgots.</text:p>
      <text:p text:style-name="P1"/>
      <text:p text:style-name="P1">132. lpp.</text:p>
      <text:p text:style-name="P1">1 <text:s/>Stuodēju īveņu</text:p>
      <text:p text:style-name="P1"><text:soft-page-break/>1. Stuodēju īveņu pļavenis molā, \\ Izauga uobele pūra vydā.</text:p>
      <text:p text:style-name="P1">1. Vaicuoja īveņa nu obelis: \\ Obele, muoseņ, voi lab' tev pūrā?</text:p>
      <text:p text:style-name="P1">1. Oi, nalab', nalab', īveņ(i) muoseņ: \\ Malnuos(i) dyunis grauž munys saknis.</text:p>
      <text:p text:style-name="P1">1. Zīmeļa vēji lauž munus zorus, \\ Vysaidi putni ād munys ūgys.</text:p>
      <text:p text:style-name="P1">1. Oi, nalob', nalob', īveņ(i), muoseņ! \\ Vaicuoja Anneņa nu draudzeņu.</text:p>
      <text:p text:style-name="P1">1. Draudzinis mīluos, voi lobs muns bryutguons? \\ Oi, nalobs, nalobs, īveņ(i), muoseņ!</text:p>
      <text:p text:style-name="P1">1. Kai īs iz krūgu, dzers vysu dīnu, \\ Atīs nu krūga, siss tovu golvu.</text:p>
      <text:p text:style-name="P1">1. Za dzelom, za dzelom tev tuo vajdzēje, \\ Bej tev vysta ar pīcim cuolim.</text:p>
      <text:p text:style-name="P1">1. Div' nes(i) radnīkam, div' staravojam, \\ Pīktū nūness bazneicys kungam.</text:p>
      <text:p text:style-name="P1">1. Jys tevi sasēja, sapiņkerēja, \\ Za dzelom, za dzelom sapiņkerēja.</text:p>
      <text:p text:style-name="P1"/>
      <text:p text:style-name="P1">134. lpp.</text:p>
      <text:p text:style-name="P1">1 Aiz kaļneņa lela muiža</text:p>
      <text:p text:style-name="P1">1. Aiz kaļneņa lela muiža, \\ Sērmi zyrgi, jauni puiši.</text:p>
      <text:p text:style-name="P1">1. Sērmi zyrgi, jauni puiši, \\ Vīgli mani vyzynuoja.</text:p>
      <text:p text:style-name="P1">1. Pavaduši gabaleņu, \\ Vaicoj zalta, sudobreņa.</text:p>
      <text:p text:style-name="P1">1. Voj jyus gudri vairuodami? \\ Kur es jimšu, kas maņ dūs?</text:p>
      <text:p text:style-name="P1">1. Ni maņ tāva, ni māmenis, \\ Ni eistuo(i) buoleleņa.</text:p>
      <text:p text:style-name="P1">1. Mežā tāvs(i), mežā muote, \\ Mežā muni buoleleni.</text:p>
      <text:p text:style-name="P1">1. Ūzula – tāvs(i), līpa – muote, \\ Veituleni – buoleleni.</text:p>
      <text:p text:style-name="P1"/>
      <text:p text:style-name="P1">135. lpp.</text:p>
      <text:p text:style-name="P1">1 Kiukoj oru dzagiuzeite</text:p>
      <text:p text:style-name="P1">1. Kiukoj oru dzagiuzeite \\ Muna tāva teirumā.</text:p>
      <text:p text:style-name="P1">1. Ka tev nava cyta kūka, \\ Kiukoj nīdres galeņā.</text:p>
      <text:p text:style-name="P1">1. Aizsmokuse dzagiuzeite, \\ Nadzērd vaira kiukojūt.</text:p>
      <text:p text:style-name="P1">1. Aizmērsa mani māmeņa, \\ Naradz vaira ateimūt.</text:p>
      <text:p text:style-name="P1">1. Kiukoj uoru dzagiuzeite, \\ Tu kiukuoji, es rauduoj'.</text:p>
      <text:p text:style-name="P1">1. Tev pītryuka zaļuos bērzes, \\ Maņ nūmyra muomuleņ'.</text:p>
      <text:p text:style-name="P1">1. Kam kiukuoji, dzagiuzeite, \\ Kam tu mani raudynuoj'?</text:p>
      <text:p text:style-name="P1">1. Dzēržu tevi kiukojūt, \\ Dūmoj sovu muomuleņ'.</text:p>
      <text:p text:style-name="P1"/>
      <text:p text:style-name="P1">136. lpp.</text:p>
      <text:p text:style-name="P1">1 Atīt poša bolta vīšņa</text:p>
      <text:p text:style-name="P1">1. Atīt poša bolta vīšņa \\ Par azaru leigodama.</text:p>
      <text:p text:style-name="P1">1. Atīt poša Laimesmuote, \\ Buorineites apsavārtu.</text:p>
      <text:p text:style-name="P1">1. Lobs vokors(i), buorineite, \\ Tautuos dzēržu atdūdūt(i).</text:p>
      <text:p text:style-name="P1">1. Nava tīsa, Laimesmuote, \\ Nava vysas gataveibas.</text:p>
      <text:p text:style-name="P1">1. Es ar Dīvu, buorineite, \\ Dūšu vysu gataveibu.</text:p>
      <text:p text:style-name="P1">1. Symtu vušku, symtu gūvu, \\ Pussimteņa vylnuoneišu.</text:p>
      <text:p text:style-name="P1">1. Pussimteņa vylnuoneišu, \\ Myužam gudru oruojeņu.</text:p>
      <text:p text:style-name="P1">1. Ka gaļveņas nadauzeitu, \\ Ka maizeitis nažāluotu.</text:p>
      <text:p text:style-name="P1"/>
      <text:p text:style-name="P1">137. lpp.</text:p>
      <text:p text:style-name="P1">1 Ai, Muoreņa, tērgā guoja</text:p>
      <text:p text:style-name="P1">1. Ai, Muoreņa, tērgā guoja \\ Mani leidza vadynuoja.</text:p>
      <text:p text:style-name="P1">1. Sev apjyudze zalta jūstu, \\ Maņ apjyudze sudrabeņu.</text:p>
      <text:p text:style-name="P1">1. Apjyuzdama tai sacēja, \\ Nosoj skaisti buorineite.</text:p>
      <text:p text:style-name="P1">1. Kai jei tai pasacēja, \\ Maņ nūbyra asarenis.</text:p>
      <text:p text:style-name="P1"/>
      <text:p text:style-name="P1">138. lpp.</text:p>
      <text:p text:style-name="P1">1 Reigas kungi, namnīceni</text:p>
      <text:p text:style-name="P1"><text:soft-page-break/>1. Reigas kungi, namnīceni, \\ Sajam naudu žvuordzynūt(i).</text:p>
      <text:p text:style-name="P1">1. Vīna guoja, ūtra guoja, \\ Pastareite tik naguoja.</text:p>
      <text:p text:style-name="P1">1. Tei nūguoja uz upeiti, \\ Upesmolu dzīduodama.</text:p>
      <text:p text:style-name="P1">1. Upesmolu dzīduodama, \\ Zalta zīdus laseidama.</text:p>
      <text:p text:style-name="P1">1. Pēc zīdeņa snīdzūtīs, \\ Īkreit zeiļu vaiņuceņš.</text:p>
      <text:p text:style-name="P1">1. Pēc vaiņuka snīdzūtīs, \\ Īkreit poša nosuotuoj'.</text:p>
      <text:p text:style-name="P1">1. Tei upeite iztecēja \\ Deveņim(i) leikumim.</text:p>
      <text:p text:style-name="P1">1. Deveitā(i) leikumā(i) \\ Tur izauga kupla līpa.</text:p>
      <text:p text:style-name="P1">1. Es, bruoleiti, kūklis škeltu, \\ Tuos kūkleitis skaiški skaņ.</text:p>
      <text:p text:style-name="P1">1. Soka muote rauduodama: \\ Tur dzīd muna pastareite.</text:p>
      <text:p text:style-name="P1">1. Tur dzīd muna pastareite, \\ Munu vysu sajāmuoja.</text:p>
      <text:p text:style-name="P1">1. Munu vysu sajāmuoja, \\ Munu vysu meiluotuoja.</text:p>
      <text:p text:style-name="P1">1. Munu vysu meiluotuoja, \\ Munu vysu vadeituoja.</text:p>
      <text:p text:style-name="P1">1. Munu vysu vadeituoja, \\ Munas vītas taiseituoja.</text:p>
      <text:p text:style-name="P1">1. Munas vītas taiseituoja, \\ Munu kuoju uovējeņa.</text:p>
      <text:p text:style-name="P1"/>
      <text:p text:style-name="P1">139. lpp.</text:p>
      <text:p text:style-name="P1">1 Atīt vīna bolta vīšņa</text:p>
      <text:p text:style-name="P1">1. Atīt vīna bolta vīšņa \\ Par azaru leiguodama.</text:p>
      <text:p text:style-name="P1">1. Tei nabeja bolta vīšņa, \\ Tei buorines Laime beja.</text:p>
      <text:p text:style-name="P1">1. Lobvokor, buorineite, \\ Dzēržu tevi sadarātu.</text:p>
      <text:p text:style-name="P1">1. Lobvokor(i), Laimes muote, \\ Nava vysa gataveiba.</text:p>
      <text:p text:style-name="P1">1. Ej ar Dīvu, buorineite, \\ Dūšu vysu gataveibu.</text:p>
      <text:p text:style-name="P1">1. Dūšu puori sērmu zyrgu, \\ Dūšu boltys vyllaineitis.</text:p>
      <text:p text:style-name="P1">1. Dūd sovam(i) oruojam(i), \\ Lai tys ora, lai ecēja.</text:p>
      <text:p text:style-name="P1">1. Lai tys mani pīminēja \\ Par Laimenis vēlējumu.</text:p>
      <text:p text:style-name="P1"/>
      <text:p text:style-name="P1">141. lpp.</text:p>
      <text:p text:style-name="P1">1 Muote dēleņu auklēja</text:p>
      <text:p text:style-name="P1">1. Muote dēleņu <text:s/>auklēja \\ Vīglas dīnas dūmuodama.</text:p>
      <text:p text:style-name="P1">1. Nasagaida vīglys dīnys, \\ Izaudzēja karaveiru.</text:p>
      <text:p text:style-name="P1">1. Muote vylka bruņu kraklu, \\ Tāvs apmauce zuobaceņ'š.</text:p>
      <text:p text:style-name="P1">1. Muosa sēje zeida jūstu, \\ Augumeņu mēreidam'.</text:p>
      <text:p text:style-name="P1">1. Bruoļs izdeve kumeleņu \\ Nu stalleiša rauduodams.</text:p>
      <text:p text:style-name="P1">1. Juoj, bruoleiti, naraudoj, \\ Par treis godi atpakaļ.</text:p>
      <text:p text:style-name="P1">1. Napaguoja treis gadeni, \\ Attak bārais kumeleņš.</text:p>
      <text:p text:style-name="P1">1. Pavaicuoju kumeleņam, \\ Kur palyka juojējeņš.</text:p>
      <text:p text:style-name="P1">1. Tī palyka juojējeņš, \\ Kur guļ veiri kai ūzuly.</text:p>
      <text:p text:style-name="P1">1. Krystā lykti zūbeņteni, \\ Kaudzē krautys capureit's.</text:p>
      <text:p text:style-name="P1"/>
      <text:p text:style-name="P1">142. lpp.</text:p>
      <text:p text:style-name="P1">1 Zvīdzi, zvīdzi sērmais zirdzeņ</text:p>
      <text:p text:style-name="P1">1. Zvīdzi, zvīdzi sērmais zirdzeņ, \\ Videnī staļļa stuovādams'i.audi,</text:p>
      <text:p text:style-name="P1">1. Raudi, raudim jaunais puiseit, \\ Uz kareņu aizīdams(i).</text:p>
      <text:p text:style-name="P1">1. Nūsyutēju tāvam ziņu, \\ Lai puordeve sovu zemi, \\ Lai izpērka maņ nu kara.</text:p>
      <text:p text:style-name="P1">1. Tāvs(i) zemi napuordeve, \\ Maņ nu kara naizpērka.</text:p>
      <text:p text:style-name="P1">1. Nūsyutēju muotei ziņu, \\ Lai puordeve sovu gūvi, \\ Lai izpērka maņ nu kara.</text:p>
      <text:p text:style-name="P1">1. Muote gūvi napuordeve, \\ Maņ nu kara naizpērka.</text:p>
      <text:p text:style-name="P1">1. Nūsyutēju bruoļam ziņu, \\ Lai puordeve sovu zyrgu, \\ Lai izpērka maņ nu kara.</text:p>
      <text:p text:style-name="P1">1. Bruoļs(i) zyrgu napuordeve, \\ Maņ nu kara naizpērka.</text:p>
      <text:p text:style-name="P1">1. Nūsyutēju muosai <text:s/>ziņu, \\ Lai puordeve sovu pyuru, \\ Lai izpērka maņ nu kara.</text:p>
      <text:p text:style-name="P1">1. Muosa pyuru napuordeve, \\ Maņ nu kara naizpērka.</text:p>
      <text:p text:style-name="P1"><text:soft-page-break/>1. Nūsyutēju bryutei ziņu, \\ Lai puordeve sovu krūni, \\ Lai izpērka maņ nu kara.</text:p>
      <text:p text:style-name="P1">1. Bryute krūni puordavuse, \\ Maņ nu kara izpērkuse.</text:p>
      <text:p text:style-name="P1"/>
      <text:p text:style-name="P1">143. lpp.</text:p>
      <text:p text:style-name="P1">1 Snīgi snyga, putynuoja</text:p>
      <text:p text:style-name="P1">1. Snīgi snyga, putynuoja, \\ Bolti juoja karaveiri.</text:p>
      <text:p text:style-name="P1">1. Tuoli beja, napazynu, \\ Voj tī muni bruoleleni.</text:p>
      <text:p text:style-name="P1"/>
      <text:p text:style-name="P1">144. lpp.</text:p>
      <text:p text:style-name="P1">1 Kuopu, kuopu kolnā</text:p>
      <text:p text:style-name="P1">1. Kuopu, kuopu kolnā, \\ Pošā kolna golā: \\ Radzu sovu leigaveņu \\ Gauži raudojūt.</text:p>
      <text:p text:style-name="P1">1. Kū tu, sirsneņ, raudi, \\ Kū tu bāduojīs(i)? \\ Kai maņ beja narauduoti: \\ Bruoleņš karā juoj.</text:p>
      <text:p text:style-name="P1">1. Karā jam bej juot(i), \\ Karā(i) palikti: \\ Karā beja gryutas dīnas<text:span text:style-name="T3"> \\ </text:span><text:span text:style-name="T4">Tāva dēleņam.</text:span></text:p>
      <text:p text:style-name="P1"><text:span text:style-name="T4"/></text:p>
      <text:p text:style-name="P1"><text:span text:style-name="T4">145. lpp.</text:span></text:p>
      <text:p text:style-name="P1"><text:span text:style-name="T4">1 Nu šo poša agra reita</text:span></text:p>
      <text:p text:style-name="P1"><text:span text:style-name="T4">1. Nu šo poša agra reita \\ Šķeirēs muote tovs dēleņš(i).</text:span></text:p>
      <text:p text:style-name="P1"><text:span text:style-name="T4">1. Naprasēs(i) bolta krakla, \\ Nadūs malna izmozguot.</text:span></text:p>
      <text:p text:style-name="P1"><text:span text:style-name="T4">1. Muote oda dīgu zečes, \\ Tāvs šyun kara zuobaceņ'.</text:span></text:p>
      <text:p text:style-name="P1"><text:span text:style-name="T4">1. Meikstys muotes dīgu zečes, \\ Cīti tāva zuobaceņ'.</text:span></text:p>
      <text:p text:style-name="P1"><text:span text:style-name="T4">1. Nuoc, muoseņa, snīdz rūceņu, \\ Nu es kuopšu kumeļā.</text:span></text:p>
      <text:p text:style-name="P1"><text:span text:style-name="T4">1. Lai rit munys asarenis \\ Uz tovom(i) rūceņom.</text:span></text:p>
      <text:p text:style-name="P1"><text:span text:style-name="T4">1. Kod tu rūkys nūmozguosi, \\ Tod tu mani pīminēsi.</text:span></text:p>
      <text:p text:style-name="P1"><text:span text:style-name="T4">1. Muns dēleņš ir karaveirs, \\ Kara bruņu nosuotuojs.</text:span></text:p>
      <text:p text:style-name="P1"><text:span text:style-name="T4">1. Vaicoj muote palaizdama, \\ Kod, dēleņ(i), tu puorīsi.</text:span></text:p>
      <text:p text:style-name="P1"><text:span text:style-name="T4">1. Ni myužam(i) napuornuokšu \\ Tāva durvu vyrynuot.</text:span></text:p>
      <text:p text:style-name="P1"><text:span text:style-name="T4"/></text:p>
      <text:p text:style-name="P1"><text:span text:style-name="T4">146. lpp.</text:span></text:p>
      <text:p text:style-name="P1"><text:span text:style-name="T4">1 Zemli zvaigzneite puorgoja</text:span></text:p>
      <text:p text:style-name="P1"><text:span text:style-name="T4">1. Zemli zvaigzneite puorgoja, \\ Pa tū mīžu leidumeņ.</text:span></text:p>
      <text:p text:style-name="P1"><text:span text:style-name="T4">1. Svātā Muora puortecēja, \\ Atnas jaunu oruojeņu.</text:span></text:p>
      <text:p text:style-name="P1"><text:span text:style-name="T4">1. Kur tecēsi, mīluo Muora, \\ Bez sauleitis vokorā.</text:span></text:p>
      <text:p text:style-name="P1"><text:span text:style-name="T4">1. Tuos sēteņas apraudzeit(i) \\ Kur bērneni buorineiši.</text:span></text:p>
      <text:p text:style-name="P1"><text:span text:style-name="T4">1. Pi Muoreņas spūdri lūgi, \\ Boltu durvu ustabeņ'.</text:span></text:p>
      <text:p text:style-name="P1"><text:span text:style-name="T4">1. Tī naksneņu saule guļ, \\ Tī dīneņu mēnesneits.</text:span></text:p>
      <text:p text:style-name="P1"><text:span text:style-name="T4">1. Tī puoguļ(i) dvēseleites, \\ Atejamys, aizejamys.</text:span></text:p>
      <text:p text:style-name="P1"><text:span text:style-name="T4">1. Škir, Dīveni, lelus karus, \\ Žāloj ļaužu dvēseleiš'.</text:span></text:p>
      <text:p text:style-name="P1"><text:span text:style-name="T4">1. Svāta Muora pīkususe \\ Dvēseleites nosuodam'.</text:span></text:p>
      <text:p text:style-name="P1"><text:span text:style-name="T4">1. Jam Dīveņu pi rūceņas \\ Garu ceļu staigojūt.</text:span></text:p>
      <text:p text:style-name="P1"><text:span text:style-name="T4">1. Ni maņ tāva, ni māmeņas \\ Pi rūceņas voduotuoj'.</text:span></text:p>
      <text:p text:style-name="P1"><text:span text:style-name="T4"/></text:p>
      <text:p text:style-name="P1"><text:span text:style-name="T4">147. lpp.</text:span></text:p>
      <text:p text:style-name="P1"><text:span text:style-name="T4">1 Zynu, zynu tāva sātu</text:span></text:p>
      <text:p text:style-name="P1"><text:span text:style-name="T4">1. Zynu, zynu tāva sātu, \\ Navajaga ruodeituoja.</text:span></text:p>
      <text:p text:style-name="P1"><text:span text:style-name="T4">1. Tī bej' muna tāva sāta, \\ Kur aug kuply ūzuleni.</text:span></text:p>
      <text:p text:style-name="P1"><text:span text:style-name="T4">1. Strodi dzīd(i) golūtnē, \\ Laksteigola pazarē.</text:span></text:p>
      <text:p text:style-name="P1"><text:span text:style-name="T4">1. Tī es moza gonūs guoju, \\ Tī es pynu vainadzeņu.</text:span></text:p>
      <text:p text:style-name="P1"><text:span text:style-name="T4">1. Gudri muni buoleleni, \\ Gudri lely, gudri mozi.</text:span></text:p>
      <text:p text:style-name="P1"><text:span text:style-name="T4">1. Pats mozuokais buoleleņš \\ Nīdru stalleiti taisēja.</text:span></text:p>
      <text:p text:style-name="P1"><text:span text:style-name="T4">1. Pyuš vējenis, čaukst nīdreitis, \\ Doncoj stallī kumeleņš.</text:span></text:p>
      <text:p text:style-name="P1"><text:span text:style-name="T4">1. Nū tuolīnes es pazynu \\ Sova tāva kumeleņu.</text:span></text:p>
      <text:p text:style-name="P1"><text:span text:style-name="T4">1. Pylna mute smolku dzeļžu, \\ Īt galveņu grūzeida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v" fo:country="LV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v" fo:country="LV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dent </meta:initial-creator>
    <meta:creation-date>2010-12-17T13:29:15</meta:creation-date>
    <dc:date>2011-03-13T19:39:45.87</dc:date>
    <dc:creator>Inese Pūtere</dc:creator>
    <meta:editing-duration>PT11H50M52S</meta:editing-duration>
    <meta:editing-cycles>33</meta:editing-cycles>
    <meta:generator>OpenOffice.org/3.3$Win32 OpenOffice.org_project/330m20$Build-9567</meta:generator>
    <meta:document-statistic meta:table-count="0" meta:image-count="0" meta:object-count="0" meta:page-count="22" meta:paragraph-count="987" meta:word-count="8096" meta:character-count="46844"/>
  </office:meta>
</office:document-meta>
</file>